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30.404cm" svg:height="9.005cm" svg:x="3.687cm" svg:y="0.106cm">
            <draw:object draw:notify-on-update-of-ranges="phase.A1:phase.A1 phase.A2:phase.A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-59.3148269104049" calcext:value-type="float">
            <text:p>-59.3148269104049</text:p>
          </table:table-cell>
        </table:table-row>
        <table:table-row table:style-name="ro1">
          <table:table-cell office:value-type="float" office:value="-176.729512076816" calcext:value-type="float">
            <text:p>-176.729512076816</text:p>
          </table:table-cell>
        </table:table-row>
        <table:table-row table:style-name="ro1">
          <table:table-cell office:value-type="float" office:value="-57.3624924157143" calcext:value-type="float">
            <text:p>-57.3624924157143</text:p>
          </table:table-cell>
        </table:table-row>
        <table:table-row table:style-name="ro1">
          <table:table-cell office:value-type="float" office:value="-178.363422958383" calcext:value-type="float">
            <text:p>-178.363422958383</text:p>
          </table:table-cell>
        </table:table-row>
        <table:table-row table:style-name="ro1">
          <table:table-cell office:value-type="float" office:value="-55.2710037204791" calcext:value-type="float">
            <text:p>-55.2710037204791</text:p>
          </table:table-cell>
        </table:table-row>
        <table:table-row table:style-name="ro1">
          <table:table-cell office:value-type="float" office:value="-179.454342406584" calcext:value-type="float">
            <text:p>-179.454342406584</text:p>
          </table:table-cell>
        </table:table-row>
        <table:table-row table:style-name="ro1">
          <table:table-cell office:value-type="float" office:value="-54.0902769208223" calcext:value-type="float">
            <text:p>-54.0902769208223</text:p>
          </table:table-cell>
        </table:table-row>
        <table:table-row table:style-name="ro1">
          <table:table-cell office:value-type="float" office:value="178.347695322349" calcext:value-type="float">
            <text:p>178.347695322349</text:p>
          </table:table-cell>
        </table:table-row>
        <table:table-row table:style-name="ro1">
          <table:table-cell office:value-type="float" office:value="-51.5089564405026" calcext:value-type="float">
            <text:p>-51.5089564405026</text:p>
          </table:table-cell>
        </table:table-row>
        <table:table-row table:style-name="ro1">
          <table:table-cell office:value-type="float" office:value="176.18592516571" calcext:value-type="float">
            <text:p>176.18592516571</text:p>
          </table:table-cell>
        </table:table-row>
        <table:table-row table:style-name="ro1">
          <table:table-cell office:value-type="float" office:value="-49.2794635302452" calcext:value-type="float">
            <text:p>-49.2794635302452</text:p>
          </table:table-cell>
        </table:table-row>
        <table:table-row table:style-name="ro1">
          <table:table-cell office:value-type="float" office:value="174.610688240027" calcext:value-type="float">
            <text:p>174.610688240027</text:p>
          </table:table-cell>
        </table:table-row>
        <table:table-row table:style-name="ro1">
          <table:table-cell office:value-type="float" office:value="-47.6897703231505" calcext:value-type="float">
            <text:p>-47.6897703231505</text:p>
          </table:table-cell>
        </table:table-row>
        <table:table-row table:style-name="ro1">
          <table:table-cell office:value-type="float" office:value="173.072781873991" calcext:value-type="float">
            <text:p>173.072781873991</text:p>
          </table:table-cell>
        </table:table-row>
        <table:table-row table:style-name="ro1">
          <table:table-cell office:value-type="float" office:value="-46.1381770074882" calcext:value-type="float">
            <text:p>-46.1381770074882</text:p>
          </table:table-cell>
        </table:table-row>
        <table:table-row table:style-name="ro1">
          <table:table-cell office:value-type="float" office:value="170.803344108371" calcext:value-type="float">
            <text:p>170.803344108371</text:p>
          </table:table-cell>
        </table:table-row>
        <table:table-row table:style-name="ro1">
          <table:table-cell office:value-type="float" office:value="-44.23610153907" calcext:value-type="float">
            <text:p>-44.23610153907</text:p>
          </table:table-cell>
        </table:table-row>
        <table:table-row table:style-name="ro1">
          <table:table-cell office:value-type="float" office:value="168.476278296103" calcext:value-type="float">
            <text:p>168.476278296103</text:p>
          </table:table-cell>
        </table:table-row>
        <table:table-row table:style-name="ro1">
          <table:table-cell office:value-type="float" office:value="-41.9059419410829" calcext:value-type="float">
            <text:p>-41.9059419410829</text:p>
          </table:table-cell>
        </table:table-row>
        <table:table-row table:style-name="ro1">
          <table:table-cell office:value-type="float" office:value="166.759480084813" calcext:value-type="float">
            <text:p>166.759480084813</text:p>
          </table:table-cell>
        </table:table-row>
        <table:table-row table:style-name="ro1">
          <table:table-cell office:value-type="float" office:value="-40.3645365730974" calcext:value-type="float">
            <text:p>-40.3645365730974</text:p>
          </table:table-cell>
        </table:table-row>
        <table:table-row table:style-name="ro1">
          <table:table-cell office:value-type="float" office:value="165.832944477369" calcext:value-type="float">
            <text:p>165.832944477369</text:p>
          </table:table-cell>
        </table:table-row>
        <table:table-row table:style-name="ro1">
          <table:table-cell office:value-type="float" office:value="-39.2513365827122" calcext:value-type="float">
            <text:p>-39.2513365827122</text:p>
          </table:table-cell>
        </table:table-row>
        <table:table-row table:style-name="ro1">
          <table:table-cell office:value-type="float" office:value="163.610459665965" calcext:value-type="float">
            <text:p>163.610459665965</text:p>
          </table:table-cell>
        </table:table-row>
        <table:table-row table:style-name="ro1">
          <table:table-cell office:value-type="float" office:value="-37.4053566314085" calcext:value-type="float">
            <text:p>-37.4053566314085</text:p>
          </table:table-cell>
        </table:table-row>
        <table:table-row table:style-name="ro1">
          <table:table-cell office:value-type="float" office:value="161.221966777554" calcext:value-type="float">
            <text:p>161.221966777554</text:p>
          </table:table-cell>
        </table:table-row>
        <table:table-row table:style-name="ro1">
          <table:table-cell office:value-type="float" office:value="-35.0361958100928" calcext:value-type="float">
            <text:p>-35.0361958100928</text:p>
          </table:table-cell>
        </table:table-row>
        <table:table-row table:style-name="ro1">
          <table:table-cell office:value-type="float" office:value="159.50740523013" calcext:value-type="float">
            <text:p>159.50740523013</text:p>
          </table:table-cell>
        </table:table-row>
        <table:table-row table:style-name="ro1">
          <table:table-cell office:value-type="float" office:value="-33.3885135761115" calcext:value-type="float">
            <text:p>-33.3885135761115</text:p>
          </table:table-cell>
        </table:table-row>
        <table:table-row table:style-name="ro1">
          <table:table-cell office:value-type="float" office:value="158.498565675952" calcext:value-type="float">
            <text:p>158.498565675952</text:p>
          </table:table-cell>
        </table:table-row>
        <table:table-row table:style-name="ro1">
          <table:table-cell office:value-type="float" office:value="-32.1786562066011" calcext:value-type="float">
            <text:p>-32.1786562066011</text:p>
          </table:table-cell>
        </table:table-row>
        <table:table-row table:style-name="ro1">
          <table:table-cell office:value-type="float" office:value="157.503528499767" calcext:value-type="float">
            <text:p>157.503528499767</text:p>
          </table:table-cell>
        </table:table-row>
        <table:table-row table:style-name="ro1">
          <table:table-cell office:value-type="float" office:value="-30.2172739573843" calcext:value-type="float">
            <text:p>-30.2172739573843</text:p>
          </table:table-cell>
        </table:table-row>
        <table:table-row table:style-name="ro1">
          <table:table-cell office:value-type="float" office:value="154.885165113855" calcext:value-type="float">
            <text:p>154.885165113855</text:p>
          </table:table-cell>
        </table:table-row>
        <table:table-row table:style-name="ro1">
          <table:table-cell office:value-type="float" office:value="-27.5319767487223" calcext:value-type="float">
            <text:p>-27.5319767487223</text:p>
          </table:table-cell>
        </table:table-row>
        <table:table-row table:style-name="ro1">
          <table:table-cell office:value-type="float" office:value="151.990823291986" calcext:value-type="float">
            <text:p>151.990823291986</text:p>
          </table:table-cell>
        </table:table-row>
        <table:table-row table:style-name="ro1">
          <table:table-cell office:value-type="float" office:value="-25.1148348861446" calcext:value-type="float">
            <text:p>-25.1148348861446</text:p>
          </table:table-cell>
        </table:table-row>
        <table:table-row table:style-name="ro1">
          <table:table-cell office:value-type="float" office:value="151.049004792533" calcext:value-type="float">
            <text:p>151.049004792533</text:p>
          </table:table-cell>
        </table:table-row>
        <table:table-row table:style-name="ro1">
          <table:table-cell office:value-type="float" office:value="-24.6235647861636" calcext:value-type="float">
            <text:p>-24.6235647861636</text:p>
          </table:table-cell>
        </table:table-row>
        <table:table-row table:style-name="ro1">
          <table:table-cell office:value-type="float" office:value="149.858614447925" calcext:value-type="float">
            <text:p>149.858614447925</text:p>
          </table:table-cell>
        </table:table-row>
        <table:table-row table:style-name="ro1">
          <table:table-cell office:value-type="float" office:value="-22.7028421232128" calcext:value-type="float">
            <text:p>-22.7028421232128</text:p>
          </table:table-cell>
        </table:table-row>
        <table:table-row table:style-name="ro1">
          <table:table-cell office:value-type="float" office:value="147.938056317186" calcext:value-type="float">
            <text:p>147.938056317186</text:p>
          </table:table-cell>
        </table:table-row>
        <table:table-row table:style-name="ro1">
          <table:table-cell office:value-type="float" office:value="-20.3044737099604" calcext:value-type="float">
            <text:p>-20.3044737099604</text:p>
          </table:table-cell>
        </table:table-row>
        <table:table-row table:style-name="ro1">
          <table:table-cell office:value-type="float" office:value="145.573523418561" calcext:value-type="float">
            <text:p>145.573523418561</text:p>
          </table:table-cell>
        </table:table-row>
        <table:table-row table:style-name="ro1">
          <table:table-cell office:value-type="float" office:value="-18.7780332224455" calcext:value-type="float">
            <text:p>-18.7780332224455</text:p>
          </table:table-cell>
        </table:table-row>
        <table:table-row table:style-name="ro1">
          <table:table-cell office:value-type="float" office:value="144.400780041024" calcext:value-type="float">
            <text:p>144.400780041024</text:p>
          </table:table-cell>
        </table:table-row>
        <table:table-row table:style-name="ro1">
          <table:table-cell office:value-type="float" office:value="-17.7446716250569" calcext:value-type="float">
            <text:p>-17.7446716250569</text:p>
          </table:table-cell>
        </table:table-row>
        <table:table-row table:style-name="ro1">
          <table:table-cell office:value-type="float" office:value="142.815293546767" calcext:value-type="float">
            <text:p>142.815293546767</text:p>
          </table:table-cell>
        </table:table-row>
        <table:table-row table:style-name="ro1">
          <table:table-cell office:value-type="float" office:value="-15.4948485991386" calcext:value-type="float">
            <text:p>-15.4948485991386</text:p>
          </table:table-cell>
        </table:table-row>
        <table:table-row table:style-name="ro1">
          <table:table-cell office:value-type="float" office:value="140.673022139925" calcext:value-type="float">
            <text:p>140.673022139925</text:p>
          </table:table-cell>
        </table:table-row>
        <table:table-row table:style-name="ro1">
          <table:table-cell office:value-type="float" office:value="-13.1164361253915" calcext:value-type="float">
            <text:p>-13.1164361253915</text:p>
          </table:table-cell>
        </table:table-row>
        <table:table-row table:style-name="ro1">
          <table:table-cell office:value-type="float" office:value="138.052882514792" calcext:value-type="float">
            <text:p>138.052882514792</text:p>
          </table:table-cell>
        </table:table-row>
        <table:table-row table:style-name="ro1">
          <table:table-cell office:value-type="float" office:value="-11.5237217038973" calcext:value-type="float">
            <text:p>-11.5237217038973</text:p>
          </table:table-cell>
        </table:table-row>
        <table:table-row table:style-name="ro1">
          <table:table-cell office:value-type="float" office:value="136.507435758775" calcext:value-type="float">
            <text:p>136.507435758775</text:p>
          </table:table-cell>
        </table:table-row>
        <table:table-row table:style-name="ro1">
          <table:table-cell office:value-type="float" office:value="-9.8193006387579" calcext:value-type="float">
            <text:p>-9.8193006387579</text:p>
          </table:table-cell>
        </table:table-row>
        <table:table-row table:style-name="ro1">
          <table:table-cell office:value-type="float" office:value="135.374476886723" calcext:value-type="float">
            <text:p>135.374476886723</text:p>
          </table:table-cell>
        </table:table-row>
        <table:table-row table:style-name="ro1">
          <table:table-cell office:value-type="float" office:value="-8.13010235415598" calcext:value-type="float">
            <text:p>-8.13010235415598</text:p>
          </table:table-cell>
        </table:table-row>
        <table:table-row table:style-name="ro1">
          <table:table-cell office:value-type="float" office:value="133.492564241225" calcext:value-type="float">
            <text:p>133.492564241225</text:p>
          </table:table-cell>
        </table:table-row>
        <table:table-row table:style-name="ro1">
          <table:table-cell office:value-type="float" office:value="-5.86960044301471" calcext:value-type="float">
            <text:p>-5.86960044301471</text:p>
          </table:table-cell>
        </table:table-row>
        <table:table-row table:style-name="ro1">
          <table:table-cell office:value-type="float" office:value="131.18592516571" calcext:value-type="float">
            <text:p>131.18592516571</text:p>
          </table:table-cell>
        </table:table-row>
        <table:table-row table:style-name="ro1">
          <table:table-cell office:value-type="float" office:value="-4.27584111262894" calcext:value-type="float">
            <text:p>-4.27584111262894</text:p>
          </table:table-cell>
        </table:table-row>
        <table:table-row table:style-name="ro1">
          <table:table-cell office:value-type="float" office:value="129.66784111834" calcext:value-type="float">
            <text:p>129.66784111834</text:p>
          </table:table-cell>
        </table:table-row>
        <table:table-row table:style-name="ro1">
          <table:table-cell office:value-type="float" office:value="-2.70062933739529" calcext:value-type="float">
            <text:p>-2.70062933739529</text:p>
          </table:table-cell>
        </table:table-row>
        <table:table-row table:style-name="ro1">
          <table:table-cell office:value-type="float" office:value="128.246425964469" calcext:value-type="float">
            <text:p>128.246425964469</text:p>
          </table:table-cell>
        </table:table-row>
        <table:table-row table:style-name="ro1">
          <table:table-cell office:value-type="float" office:value="-0.540510187130666" calcext:value-type="float">
            <text:p>-0.540510187130666</text:p>
          </table:table-cell>
        </table:table-row>
        <table:table-row table:style-name="ro1">
          <table:table-cell office:value-type="float" office:value="126.764380675791" calcext:value-type="float">
            <text:p>126.764380675791</text:p>
          </table:table-cell>
        </table:table-row>
        <table:table-row table:style-name="ro1">
          <table:table-cell office:value-type="float" office:value="1.62114591365341" calcext:value-type="float">
            <text:p>1.62114591365341</text:p>
          </table:table-cell>
        </table:table-row>
        <table:table-row table:style-name="ro1">
          <table:table-cell office:value-type="float" office:value="124.728996279521" calcext:value-type="float">
            <text:p>124.728996279521</text:p>
          </table:table-cell>
        </table:table-row>
        <table:table-row table:style-name="ro1">
          <table:table-cell office:value-type="float" office:value="3.27048792318357" calcext:value-type="float">
            <text:p>3.27048792318357</text:p>
          </table:table-cell>
        </table:table-row>
        <table:table-row table:style-name="ro1">
          <table:table-cell office:value-type="float" office:value="123.091699938682" calcext:value-type="float">
            <text:p>123.091699938682</text:p>
          </table:table-cell>
        </table:table-row>
        <table:table-row table:style-name="ro1">
          <table:table-cell office:value-type="float" office:value="4.89909245378777" calcext:value-type="float">
            <text:p>4.89909245378777</text:p>
          </table:table-cell>
        </table:table-row>
        <table:table-row table:style-name="ro1">
          <table:table-cell office:value-type="float" office:value="121.607502246249" calcext:value-type="float">
            <text:p>121.607502246249</text:p>
          </table:table-cell>
        </table:table-row>
        <table:table-row table:style-name="ro1"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119.415598833096" calcext:value-type="float">
            <text:p>119.415598833096</text:p>
          </table:table-cell>
        </table:table-row>
        <table:table-row table:style-name="ro1">
          <table:table-cell office:value-type="float" office:value="9.111357044784" calcext:value-type="float">
            <text:p>9.111357044784</text:p>
          </table:table-cell>
        </table:table-row>
        <table:table-row table:style-name="ro1">
          <table:table-cell office:value-type="float" office:value="117.040523909526" calcext:value-type="float">
            <text:p>117.040523909526</text:p>
          </table:table-cell>
        </table:table-row>
        <table:table-row table:style-name="ro1">
          <table:table-cell office:value-type="float" office:value="10.1620831940008" calcext:value-type="float">
            <text:p>10.1620831940008</text:p>
          </table:table-cell>
        </table:table-row>
        <table:table-row table:style-name="ro1">
          <table:table-cell office:value-type="float" office:value="115.114834886145" calcext:value-type="float">
            <text:p>115.114834886145</text:p>
          </table:table-cell>
        </table:table-row>
        <table:table-row table:style-name="ro1">
          <table:table-cell office:value-type="float" office:value="11.8336453061607" calcext:value-type="float">
            <text:p>11.8336453061607</text:p>
          </table:table-cell>
        </table:table-row>
        <table:table-row table:style-name="ro1">
          <table:table-cell office:value-type="float" office:value="114.179107146689" calcext:value-type="float">
            <text:p>114.179107146689</text:p>
          </table:table-cell>
        </table:table-row>
        <table:table-row table:style-name="ro1">
          <table:table-cell office:value-type="float" office:value="14.1670555226312" calcext:value-type="float">
            <text:p>14.1670555226312</text:p>
          </table:table-cell>
        </table:table-row>
        <table:table-row table:style-name="ro1">
          <table:table-cell office:value-type="float" office:value="112.293629159694" calcext:value-type="float">
            <text:p>112.293629159694</text:p>
          </table:table-cell>
        </table:table-row>
        <table:table-row table:style-name="ro1">
          <table:table-cell office:value-type="float" office:value="16.3895403340348" calcext:value-type="float">
            <text:p>16.3895403340348</text:p>
          </table:table-cell>
        </table:table-row>
        <table:table-row table:style-name="ro1">
          <table:table-cell office:value-type="float" office:value="110.30447370996" calcext:value-type="float">
            <text:p>110.30447370996</text:p>
          </table:table-cell>
        </table:table-row>
        <table:table-row table:style-name="ro1">
          <table:table-cell office:value-type="float" office:value="18.0939065440632" calcext:value-type="float">
            <text:p>18.0939065440632</text:p>
          </table:table-cell>
        </table:table-row>
        <table:table-row table:style-name="ro1">
          <table:table-cell office:value-type="float" office:value="108.778033222446" calcext:value-type="float">
            <text:p>108.778033222446</text:p>
          </table:table-cell>
        </table:table-row>
        <table:table-row table:style-name="ro1">
          <table:table-cell office:value-type="float" office:value="19.7988763545249" calcext:value-type="float">
            <text:p>19.7988763545249</text:p>
          </table:table-cell>
        </table:table-row>
        <table:table-row table:style-name="ro1">
          <table:table-cell office:value-type="float" office:value="107.579851426655" calcext:value-type="float">
            <text:p>107.579851426655</text:p>
          </table:table-cell>
        </table:table-row>
        <table:table-row table:style-name="ro1">
          <table:table-cell office:value-type="float" office:value="21.7005367393175" calcext:value-type="float">
            <text:p>21.7005367393175</text:p>
          </table:table-cell>
        </table:table-row>
        <table:table-row table:style-name="ro1">
          <table:table-cell office:value-type="float" office:value="105.208039190635" calcext:value-type="float">
            <text:p>105.208039190635</text:p>
          </table:table-cell>
        </table:table-row>
        <table:table-row table:style-name="ro1">
          <table:table-cell office:value-type="float" office:value="22.9128283967717" calcext:value-type="float">
            <text:p>22.9128283967717</text:p>
          </table:table-cell>
        </table:table-row>
        <table:table-row table:style-name="ro1">
          <table:table-cell office:value-type="float" office:value="103.116436125391" calcext:value-type="float">
            <text:p>103.116436125391</text:p>
          </table:table-cell>
        </table:table-row>
        <table:table-row table:style-name="ro1">
          <table:table-cell office:value-type="float" office:value="24.6235647861636" calcext:value-type="float">
            <text:p>24.6235647861636</text:p>
          </table:table-cell>
        </table:table-row>
        <table:table-row table:style-name="ro1">
          <table:table-cell office:value-type="float" office:value="101.415839524407" calcext:value-type="float">
            <text:p>101.415839524407</text:p>
          </table:table-cell>
        </table:table-row>
        <table:table-row table:style-name="ro1">
          <table:table-cell office:value-type="float" office:value="26.0855997782814" calcext:value-type="float">
            <text:p>26.0855997782814</text:p>
          </table:table-cell>
        </table:table-row>
        <table:table-row table:style-name="ro1">
          <table:table-cell office:value-type="float" office:value="99.7275785514016" calcext:value-type="float">
            <text:p>99.7275785514016</text:p>
          </table:table-cell>
        </table:table-row>
        <table:table-row table:style-name="ro1">
          <table:table-cell office:value-type="float" office:value="27.5319767487223" calcext:value-type="float">
            <text:p>27.5319767487223</text:p>
          </table:table-cell>
        </table:table-row>
        <table:table-row table:style-name="ro1">
          <table:table-cell office:value-type="float" office:value="97.9801137451685" calcext:value-type="float">
            <text:p>97.9801137451685</text:p>
          </table:table-cell>
        </table:table-row>
        <table:table-row table:style-name="ro1">
          <table:table-cell office:value-type="float" office:value="29.4758890032457" calcext:value-type="float">
            <text:p>29.4758890032457</text:p>
          </table:table-cell>
        </table:table-row>
        <table:table-row table:style-name="ro1">
          <table:table-cell office:value-type="float" office:value="95.8696004430147" calcext:value-type="float">
            <text:p>95.8696004430147</text:p>
          </table:table-cell>
        </table:table-row>
        <table:table-row table:style-name="ro1">
          <table:table-cell office:value-type="float" office:value="31.8907918018457" calcext:value-type="float">
            <text:p>31.8907918018457</text:p>
          </table:table-cell>
        </table:table-row>
        <table:table-row table:style-name="ro1">
          <table:table-cell office:value-type="float" office:value="94.3160275198656" calcext:value-type="float">
            <text:p>94.3160275198656</text:p>
          </table:table-cell>
        </table:table-row>
        <table:table-row table:style-name="ro1">
          <table:table-cell office:value-type="float" office:value="33.9861671096486" calcext:value-type="float">
            <text:p>33.9861671096486</text:p>
          </table:table-cell>
        </table:table-row>
        <table:table-row table:style-name="ro1">
          <table:table-cell office:value-type="float" office:value="92.7006293373953" calcext:value-type="float">
            <text:p>92.7006293373953</text:p>
          </table:table-cell>
        </table:table-row>
        <table:table-row table:style-name="ro1">
          <table:table-cell office:value-type="float" office:value="35.9097230791777" calcext:value-type="float">
            <text:p>35.9097230791777</text:p>
          </table:table-cell>
        </table:table-row>
        <table:table-row table:style-name="ro1">
          <table:table-cell office:value-type="float" office:value="90.5405101871307" calcext:value-type="float">
            <text:p>90.5405101871307</text:p>
          </table:table-cell>
        </table:table-row>
        <table:table-row table:style-name="ro1">
          <table:table-cell office:value-type="float" office:value="37.3039482779834" calcext:value-type="float">
            <text:p>37.3039482779834</text:p>
          </table:table-cell>
        </table:table-row>
        <table:table-row table:style-name="ro1">
          <table:table-cell office:value-type="float" office:value="88.3634229583833" calcext:value-type="float">
            <text:p>88.3634229583833</text:p>
          </table:table-cell>
        </table:table-row>
        <table:table-row table:style-name="ro1">
          <table:table-cell office:value-type="float" office:value="38.8298249049704" calcext:value-type="float">
            <text:p>38.8298249049704</text:p>
          </table:table-cell>
        </table:table-row>
        <table:table-row table:style-name="ro1">
          <table:table-cell office:value-type="float" office:value="86.7295120768165" calcext:value-type="float">
            <text:p>86.7295120768165</text:p>
          </table:table-cell>
        </table:table-row>
        <table:table-row table:style-name="ro1">
          <table:table-cell office:value-type="float" office:value="41.1859251657097" calcext:value-type="float">
            <text:p>41.1859251657097</text:p>
          </table:table-cell>
        </table:table-row>
        <table:table-row table:style-name="ro1">
          <table:table-cell office:value-type="float" office:value="85.1009075462122" calcext:value-type="float">
            <text:p>85.1009075462122</text:p>
          </table:table-cell>
        </table:table-row>
        <table:table-row table:style-name="ro1">
          <table:table-cell office:value-type="float" office:value="43.492564241225" calcext:value-type="float">
            <text:p>43.492564241225</text:p>
          </table:table-cell>
        </table:table-row>
        <table:table-row table:style-name="ro1">
          <table:table-cell office:value-type="float" office:value="82.4761795613614" calcext:value-type="float">
            <text:p>82.4761795613614</text:p>
          </table:table-cell>
        </table:table-row>
        <table:table-row table:style-name="ro1">
          <table:table-cell office:value-type="float" office:value="45.379436701419" calcext:value-type="float">
            <text:p>45.379436701419</text:p>
          </table:table-cell>
        </table:table-row>
        <table:table-row table:style-name="ro1">
          <table:table-cell office:value-type="float" office:value="80.888642955216" calcext:value-type="float">
            <text:p>80.888642955216</text:p>
          </table:table-cell>
        </table:table-row>
        <table:table-row table:style-name="ro1">
          <table:table-cell office:value-type="float" office:value="46.5275254422129" calcext:value-type="float">
            <text:p>46.5275254422129</text:p>
          </table:table-cell>
        </table:table-row>
        <table:table-row table:style-name="ro1">
          <table:table-cell office:value-type="float" office:value="79.7431801583036" calcext:value-type="float">
            <text:p>79.7431801583036</text:p>
          </table:table-cell>
        </table:table-row>
        <table:table-row table:style-name="ro1">
          <table:table-cell office:value-type="float" office:value="48.0528825147924" calcext:value-type="float">
            <text:p>48.0528825147924</text:p>
          </table:table-cell>
        </table:table-row>
        <table:table-row table:style-name="ro1">
          <table:table-cell office:value-type="float" office:value="77.9432374661674" calcext:value-type="float">
            <text:p>77.9432374661674</text:p>
          </table:table-cell>
        </table:table-row>
        <table:table-row table:style-name="ro1">
          <table:table-cell office:value-type="float" office:value="49.920616036364" calcext:value-type="float">
            <text:p>49.920616036364</text:p>
          </table:table-cell>
        </table:table-row>
        <table:table-row table:style-name="ro1">
          <table:table-cell office:value-type="float" office:value="75.6997225508144" calcext:value-type="float">
            <text:p>75.6997225508144</text:p>
          </table:table-cell>
        </table:table-row>
        <table:table-row table:style-name="ro1">
          <table:table-cell office:value-type="float" office:value="51.9343489012696" calcext:value-type="float">
            <text:p>51.9343489012696</text:p>
          </table:table-cell>
        </table:table-row>
        <table:table-row table:style-name="ro1">
          <table:table-cell office:value-type="float" office:value="73.4570165954375" calcext:value-type="float">
            <text:p>73.4570165954375</text:p>
          </table:table-cell>
        </table:table-row>
        <table:table-row table:style-name="ro1">
          <table:table-cell office:value-type="float" office:value="53.5691418798376" calcext:value-type="float">
            <text:p>53.5691418798376</text:p>
          </table:table-cell>
        </table:table-row>
        <table:table-row table:style-name="ro1">
          <table:table-cell office:value-type="float" office:value="71.7371100578059" calcext:value-type="float">
            <text:p>71.7371100578059</text:p>
          </table:table-cell>
        </table:table-row>
        <table:table-row table:style-name="ro1">
          <table:table-cell office:value-type="float" office:value="55.0975043840753" calcext:value-type="float">
            <text:p>55.0975043840753</text:p>
          </table:table-cell>
        </table:table-row>
        <table:table-row table:style-name="ro1">
          <table:table-cell office:value-type="float" office:value="69.8293465881496" calcext:value-type="float">
            <text:p>69.8293465881496</text:p>
          </table:table-cell>
        </table:table-row>
        <table:table-row table:style-name="ro1">
          <table:table-cell office:value-type="float" office:value="56.6114864238885" calcext:value-type="float">
            <text:p>56.6114864238885</text:p>
          </table:table-cell>
        </table:table-row>
        <table:table-row table:style-name="ro1">
          <table:table-cell office:value-type="float" office:value="68.0968219181608" calcext:value-type="float">
            <text:p>68.0968219181608</text:p>
          </table:table-cell>
        </table:table-row>
        <table:table-row table:style-name="ro1">
          <table:table-cell office:value-type="float" office:value="59.0362434679265" calcext:value-type="float">
            <text:p>59.0362434679265</text:p>
          </table:table-cell>
        </table:table-row>
        <table:table-row table:style-name="ro1">
          <table:table-cell office:value-type="float" office:value="66.8734796112512" calcext:value-type="float">
            <text:p>66.8734796112512</text:p>
          </table:table-cell>
        </table:table-row>
        <table:table-row table:style-name="ro1">
          <table:table-cell office:value-type="float" office:value="61.260204708312" calcext:value-type="float">
            <text:p>61.260204708312</text:p>
          </table:table-cell>
        </table:table-row>
        <table:table-row table:style-name="ro1">
          <table:table-cell office:value-type="float" office:value="65.3764352138364" calcext:value-type="float">
            <text:p>65.3764352138364</text:p>
          </table:table-cell>
        </table:table-row>
        <table:table-row table:style-name="ro1">
          <table:table-cell office:value-type="float" office:value="62.4680232512777" calcext:value-type="float">
            <text:p>62.4680232512777</text:p>
          </table:table-cell>
        </table:table-row>
        <table:table-row table:style-name="ro1">
          <table:table-cell office:value-type="float" office:value="63.434948822922" calcext:value-type="float">
            <text:p>63.434948822922</text:p>
          </table:table-cell>
        </table:table-row>
        <table:table-row table:style-name="ro1">
          <table:table-cell office:value-type="float" office:value="63.6767017321901" calcext:value-type="float">
            <text:p>63.6767017321901</text:p>
          </table:table-cell>
        </table:table-row>
        <table:table-row table:style-name="ro1">
          <table:table-cell office:value-type="float" office:value="61.9598470220651" calcext:value-type="float">
            <text:p>61.9598470220651</text:p>
          </table:table-cell>
        </table:table-row>
        <table:table-row table:style-name="ro1">
          <table:table-cell office:value-type="float" office:value="65.3764352138364" calcext:value-type="float">
            <text:p>65.3764352138364</text:p>
          </table:table-cell>
        </table:table-row>
        <table:table-row table:style-name="ro1">
          <table:table-cell office:value-type="float" office:value="59.9816325723909" calcext:value-type="float">
            <text:p>59.9816325723909</text:p>
          </table:table-cell>
        </table:table-row>
        <table:table-row table:style-name="ro1">
          <table:table-cell office:value-type="float" office:value="68.2994632606826" calcext:value-type="float">
            <text:p>68.2994632606826</text:p>
          </table:table-cell>
        </table:table-row>
        <table:table-row table:style-name="ro1">
          <table:table-cell office:value-type="float" office:value="57.8213437933989" calcext:value-type="float">
            <text:p>57.8213437933989</text:p>
          </table:table-cell>
        </table:table-row>
        <table:table-row table:style-name="ro1">
          <table:table-cell office:value-type="float" office:value="69.8803668591817" calcext:value-type="float">
            <text:p>69.8803668591817</text:p>
          </table:table-cell>
        </table:table-row>
        <table:table-row table:style-name="ro1">
          <table:table-cell office:value-type="float" office:value="55.4077113124901" calcext:value-type="float">
            <text:p>55.4077113124901</text:p>
          </table:table-cell>
        </table:table-row>
        <table:table-row table:style-name="ro1">
          <table:table-cell office:value-type="float" office:value="71.565051177078" calcext:value-type="float">
            <text:p>71.565051177078</text:p>
          </table:table-cell>
        </table:table-row>
        <table:table-row table:style-name="ro1">
          <table:table-cell office:value-type="float" office:value="53.130102354156" calcext:value-type="float">
            <text:p>53.130102354156</text:p>
          </table:table-cell>
        </table:table-row>
        <table:table-row table:style-name="ro1">
          <table:table-cell office:value-type="float" office:value="73.6104596659652" calcext:value-type="float">
            <text:p>73.6104596659652</text:p>
          </table:table-cell>
        </table:table-row>
        <table:table-row table:style-name="ro1">
          <table:table-cell office:value-type="float" office:value="52.0283962389496" calcext:value-type="float">
            <text:p>52.0283962389496</text:p>
          </table:table-cell>
        </table:table-row>
        <table:table-row table:style-name="ro1">
          <table:table-cell office:value-type="float" office:value="76.2284002829176" calcext:value-type="float">
            <text:p>76.2284002829176</text:p>
          </table:table-cell>
        </table:table-row>
        <table:table-row table:style-name="ro1">
          <table:table-cell office:value-type="float" office:value="50.4773687288289" calcext:value-type="float">
            <text:p>50.4773687288289</text:p>
          </table:table-cell>
        </table:table-row>
        <table:table-row table:style-name="ro1">
          <table:table-cell office:value-type="float" office:value="77.9432374661674" calcext:value-type="float">
            <text:p>77.9432374661674</text:p>
          </table:table-cell>
        </table:table-row>
        <table:table-row table:style-name="ro1">
          <table:table-cell office:value-type="float" office:value="48.0940580589171" calcext:value-type="float">
            <text:p>48.0940580589171</text:p>
          </table:table-cell>
        </table:table-row>
        <table:table-row table:style-name="ro1">
          <table:table-cell office:value-type="float" office:value="78.584160475593" calcext:value-type="float">
            <text:p>78.584160475593</text:p>
          </table:table-cell>
        </table:table-row>
        <table:table-row table:style-name="ro1">
          <table:table-cell office:value-type="float" office:value="45.3845296595845" calcext:value-type="float">
            <text:p>45.3845296595845</text:p>
          </table:table-cell>
        </table:table-row>
        <table:table-row table:style-name="ro1">
          <table:table-cell office:value-type="float" office:value="80.8033441083711" calcext:value-type="float">
            <text:p>80.8033441083711</text:p>
          </table:table-cell>
        </table:table-row>
        <table:table-row table:style-name="ro1">
          <table:table-cell office:value-type="float" office:value="43.8465495488946" calcext:value-type="float">
            <text:p>43.8465495488946</text:p>
          </table:table-cell>
        </table:table-row>
        <table:table-row table:style-name="ro1">
          <table:table-cell office:value-type="float" office:value="83.0080746533322" calcext:value-type="float">
            <text:p>83.0080746533322</text:p>
          </table:table-cell>
        </table:table-row>
        <table:table-row table:style-name="ro1">
          <table:table-cell office:value-type="float" office:value="42.6784694101673" calcext:value-type="float">
            <text:p>42.6784694101673</text:p>
          </table:table-cell>
        </table:table-row>
        <table:table-row table:style-name="ro1">
          <table:table-cell office:value-type="float" office:value="84.6106882400266" calcext:value-type="float">
            <text:p>84.6106882400266</text:p>
          </table:table-cell>
        </table:table-row>
        <table:table-row table:style-name="ro1">
          <table:table-cell office:value-type="float" office:value="41.1345388301483" calcext:value-type="float">
            <text:p>41.1345388301483</text:p>
          </table:table-cell>
        </table:table-row>
        <table:table-row table:style-name="ro1">
          <table:table-cell office:value-type="float" office:value="86.2218022928384" calcext:value-type="float">
            <text:p>86.2218022928384</text:p>
          </table:table-cell>
        </table:table-row>
        <table:table-row table:style-name="ro1">
          <table:table-cell office:value-type="float" office:value="38.4032617021058" calcext:value-type="float">
            <text:p>38.4032617021058</text:p>
          </table:table-cell>
        </table:table-row>
        <table:table-row table:style-name="ro1">
          <table:table-cell office:value-type="float" office:value="88.3939970107178" calcext:value-type="float">
            <text:p>88.3939970107178</text:p>
          </table:table-cell>
        </table:table-row>
        <table:table-row table:style-name="ro1">
          <table:table-cell office:value-type="float" office:value="36.7592881702921" calcext:value-type="float">
            <text:p>36.7592881702921</text:p>
          </table:table-cell>
        </table:table-row>
        <table:table-row table:style-name="ro1">
          <table:table-cell office:value-type="float" office:value="90.5354589855645" calcext:value-type="float">
            <text:p>90.5354589855645</text:p>
          </table:table-cell>
        </table:table-row>
        <table:table-row table:style-name="ro1">
          <table:table-cell office:value-type="float" office:value="35.5376777919744" calcext:value-type="float">
            <text:p>35.5376777919744</text:p>
          </table:table-cell>
        </table:table-row>
        <table:table-row table:style-name="ro1">
          <table:table-cell office:value-type="float" office:value="92.1409013663231" calcext:value-type="float">
            <text:p>92.1409013663231</text:p>
          </table:table-cell>
        </table:table-row>
        <table:table-row table:style-name="ro1">
          <table:table-cell office:value-type="float" office:value="33.9964591482505" calcext:value-type="float">
            <text:p>33.9964591482505</text:p>
          </table:table-cell>
        </table:table-row>
        <table:table-row table:style-name="ro1">
          <table:table-cell office:value-type="float" office:value="93.7429882956871" calcext:value-type="float">
            <text:p>93.7429882956871</text:p>
          </table:table-cell>
        </table:table-row>
        <table:table-row table:style-name="ro1">
          <table:table-cell office:value-type="float" office:value="31.5347919051883" calcext:value-type="float">
            <text:p>31.5347919051883</text:p>
          </table:table-cell>
        </table:table-row>
        <table:table-row table:style-name="ro1">
          <table:table-cell office:value-type="float" office:value="96.3989566273689" calcext:value-type="float">
            <text:p>96.3989566273689</text:p>
          </table:table-cell>
        </table:table-row>
        <table:table-row table:style-name="ro1">
          <table:table-cell office:value-type="float" office:value="29.5387822595581" calcext:value-type="float">
            <text:p>29.5387822595581</text:p>
          </table:table-cell>
        </table:table-row>
        <table:table-row table:style-name="ro1">
          <table:table-cell office:value-type="float" office:value="98.0544144463818" calcext:value-type="float">
            <text:p>98.0544144463818</text:p>
          </table:table-cell>
        </table:table-row>
        <table:table-row table:style-name="ro1">
          <table:table-cell office:value-type="float" office:value="27.7839264122093" calcext:value-type="float">
            <text:p>27.7839264122093</text:p>
          </table:table-cell>
        </table:table-row>
        <table:table-row table:style-name="ro1">
          <table:table-cell office:value-type="float" office:value="98.7461622625552" calcext:value-type="float">
            <text:p>98.7461622625552</text:p>
          </table:table-cell>
        </table:table-row>
        <table:table-row table:style-name="ro1">
          <table:table-cell office:value-type="float" office:value="26.565051177078" calcext:value-type="float">
            <text:p>26.565051177078</text:p>
          </table:table-cell>
        </table:table-row>
        <table:table-row table:style-name="ro1">
          <table:table-cell office:value-type="float" office:value="100.551809506192" calcext:value-type="float">
            <text:p>100.551809506192</text:p>
          </table:table-cell>
        </table:table-row>
        <table:table-row table:style-name="ro1">
          <table:table-cell office:value-type="float" office:value="24.8515858597122" calcext:value-type="float">
            <text:p>24.8515858597122</text:p>
          </table:table-cell>
        </table:table-row>
        <table:table-row table:style-name="ro1">
          <table:table-cell office:value-type="float" office:value="102.587693381649" calcext:value-type="float">
            <text:p>102.587693381649</text:p>
          </table:table-cell>
        </table:table-row>
        <table:table-row table:style-name="ro1">
          <table:table-cell office:value-type="float" office:value="22.1094483437517" calcext:value-type="float">
            <text:p>22.1094483437517</text:p>
          </table:table-cell>
        </table:table-row>
        <table:table-row table:style-name="ro1">
          <table:table-cell office:value-type="float" office:value="104.688786773318" calcext:value-type="float">
            <text:p>104.688786773318</text:p>
          </table:table-cell>
        </table:table-row>
        <table:table-row table:style-name="ro1">
          <table:table-cell office:value-type="float" office:value="20.6840802679468" calcext:value-type="float">
            <text:p>20.6840802679468</text:p>
          </table:table-cell>
        </table:table-row>
        <table:table-row table:style-name="ro1">
          <table:table-cell office:value-type="float" office:value="106.389540334035" calcext:value-type="float">
            <text:p>106.389540334035</text:p>
          </table:table-cell>
        </table:table-row>
        <table:table-row table:style-name="ro1">
          <table:table-cell office:value-type="float" office:value="18.6049654738023" calcext:value-type="float">
            <text:p>18.6049654738023</text:p>
          </table:table-cell>
        </table:table-row>
        <table:table-row table:style-name="ro1">
          <table:table-cell office:value-type="float" office:value="107.744671625057" calcext:value-type="float">
            <text:p>107.744671625057</text:p>
          </table:table-cell>
        </table:table-row>
        <table:table-row table:style-name="ro1">
          <table:table-cell office:value-type="float" office:value="16.3895403340348" calcext:value-type="float">
            <text:p>16.3895403340348</text:p>
          </table:table-cell>
        </table:table-row>
        <table:table-row table:style-name="ro1">
          <table:table-cell office:value-type="float" office:value="109.9831065219" calcext:value-type="float">
            <text:p>109.9831065219</text:p>
          </table:table-cell>
        </table:table-row>
        <table:table-row table:style-name="ro1">
          <table:table-cell office:value-type="float" office:value="13.7715997170824" calcext:value-type="float">
            <text:p>13.7715997170824</text:p>
          </table:table-cell>
        </table:table-row>
        <table:table-row table:style-name="ro1">
          <table:table-cell office:value-type="float" office:value="111.700536739317" calcext:value-type="float">
            <text:p>111.700536739317</text:p>
          </table:table-cell>
        </table:table-row>
        <table:table-row table:style-name="ro1">
          <table:table-cell office:value-type="float" office:value="12.1714582085875" calcext:value-type="float">
            <text:p>12.1714582085875</text:p>
          </table:table-cell>
        </table:table-row>
        <table:table-row table:style-name="ro1">
          <table:table-cell office:value-type="float" office:value="113.907660494173" calcext:value-type="float">
            <text:p>113.907660494173</text:p>
          </table:table-cell>
        </table:table-row>
        <table:table-row table:style-name="ro1">
          <table:table-cell office:value-type="float" office:value="11.5237217038973" calcext:value-type="float">
            <text:p>11.5237217038973</text:p>
          </table:table-cell>
        </table:table-row>
        <table:table-row table:style-name="ro1">
          <table:table-cell office:value-type="float" office:value="115.602187551442" calcext:value-type="float">
            <text:p>115.602187551442</text:p>
          </table:table-cell>
        </table:table-row>
        <table:table-row table:style-name="ro1">
          <table:table-cell office:value-type="float" office:value="9.28355280526135" calcext:value-type="float">
            <text:p>9.28355280526135</text:p>
          </table:table-cell>
        </table:table-row>
        <table:table-row table:style-name="ro1">
          <table:table-cell office:value-type="float" office:value="117.75854060106" calcext:value-type="float">
            <text:p>117.75854060106</text:p>
          </table:table-cell>
        </table:table-row>
        <table:table-row table:style-name="ro1">
          <table:table-cell office:value-type="float" office:value="7.05784664988108" calcext:value-type="float">
            <text:p>7.05784664988108</text:p>
          </table:table-cell>
        </table:table-row>
        <table:table-row table:style-name="ro1">
          <table:table-cell office:value-type="float" office:value="119.475889003246" calcext:value-type="float">
            <text:p>119.475889003246</text:p>
          </table:table-cell>
        </table:table-row>
        <table:table-row table:style-name="ro1">
          <table:table-cell office:value-type="float" office:value="5.38931175997341" calcext:value-type="float">
            <text:p>5.38931175997341</text:p>
          </table:table-cell>
        </table:table-row>
        <table:table-row table:style-name="ro1">
          <table:table-cell office:value-type="float" office:value="121.246929413477" calcext:value-type="float">
            <text:p>121.246929413477</text:p>
          </table:table-cell>
        </table:table-row>
        <table:table-row table:style-name="ro1">
          <table:table-cell office:value-type="float" office:value="3.77819770716159" calcext:value-type="float">
            <text:p>3.77819770716159</text:p>
          </table:table-cell>
        </table:table-row>
        <table:table-row table:style-name="ro1">
          <table:table-cell office:value-type="float" office:value="123.231711067979" calcext:value-type="float">
            <text:p>123.231711067979</text:p>
          </table:table-cell>
        </table:table-row>
        <table:table-row table:style-name="ro1">
          <table:table-cell office:value-type="float" office:value="1.62114591365341" calcext:value-type="float">
            <text:p>1.62114591365341</text:p>
          </table:table-cell>
        </table:table-row>
        <table:table-row table:style-name="ro1">
          <table:table-cell office:value-type="float" office:value="125.348166533196" calcext:value-type="float">
            <text:p>125.348166533196</text:p>
          </table:table-cell>
        </table:table-row>
        <table:table-row table:style-name="ro1">
          <table:table-cell office:value-type="float" office:value="-0.535458985564534" calcext:value-type="float">
            <text:p>-0.535458985564534</text:p>
          </table:table-cell>
        </table:table-row>
        <table:table-row table:style-name="ro1">
          <table:table-cell office:value-type="float" office:value="126.869897645844" calcext:value-type="float">
            <text:p>126.869897645844</text:p>
          </table:table-cell>
        </table:table-row>
        <table:table-row table:style-name="ro1">
          <table:table-cell office:value-type="float" office:value="-2.1409013663231" calcext:value-type="float">
            <text:p>-2.1409013663231</text:p>
          </table:table-cell>
        </table:table-row>
        <table:table-row table:style-name="ro1">
          <table:table-cell office:value-type="float" office:value="129.173657970444" calcext:value-type="float">
            <text:p>129.173657970444</text:p>
          </table:table-cell>
        </table:table-row>
        <table:table-row table:style-name="ro1">
          <table:table-cell office:value-type="float" office:value="-3.74298829568713" calcext:value-type="float">
            <text:p>-3.74298829568713</text:p>
          </table:table-cell>
        </table:table-row>
        <table:table-row table:style-name="ro1">
          <table:table-cell office:value-type="float" office:value="131.496468355216" calcext:value-type="float">
            <text:p>131.496468355216</text:p>
          </table:table-cell>
        </table:table-row>
        <table:table-row table:style-name="ro1">
          <table:table-cell office:value-type="float" office:value="-6.39895662736891" calcext:value-type="float">
            <text:p>-6.39895662736891</text:p>
          </table:table-cell>
        </table:table-row>
        <table:table-row table:style-name="ro1">
          <table:table-cell office:value-type="float" office:value="132.31022967685" calcext:value-type="float">
            <text:p>132.31022967685</text:p>
          </table:table-cell>
        </table:table-row>
        <table:table-row table:style-name="ro1">
          <table:table-cell office:value-type="float" office:value="-7.98011374516852" calcext:value-type="float">
            <text:p>-7.98011374516852</text:p>
          </table:table-cell>
        </table:table-row>
        <table:table-row table:style-name="ro1">
          <table:table-cell office:value-type="float" office:value="133.472474557787" calcext:value-type="float">
            <text:p>133.472474557787</text:p>
          </table:table-cell>
        </table:table-row>
        <table:table-row table:style-name="ro1">
          <table:table-cell office:value-type="float" office:value="-8.58362148011395" calcext:value-type="float">
            <text:p>-8.583621480113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10.3533200439294" calcext:value-type="float">
            <text:p>-10.3533200439294</text:p>
          </table:table-cell>
        </table:table-row>
        <table:table-row table:style-name="ro1">
          <table:table-cell office:value-type="float" office:value="137.290610042639" calcext:value-type="float">
            <text:p>137.290610042639</text:p>
          </table:table-cell>
        </table:table-row>
        <table:table-row table:style-name="ro1">
          <table:table-cell office:value-type="float" office:value="-12.7071135013166" calcext:value-type="float">
            <text:p>-12.7071135013166</text:p>
          </table:table-cell>
        </table:table-row>
        <table:table-row table:style-name="ro1">
          <table:table-cell office:value-type="float" office:value="139.573921259901" calcext:value-type="float">
            <text:p>139.573921259901</text:p>
          </table:table-cell>
        </table:table-row>
        <table:table-row table:style-name="ro1">
          <table:table-cell office:value-type="float" office:value="-14.6887867733184" calcext:value-type="float">
            <text:p>-14.6887867733184</text:p>
          </table:table-cell>
        </table:table-row>
        <table:table-row table:style-name="ro1">
          <table:table-cell office:value-type="float" office:value="140.748663417288" calcext:value-type="float">
            <text:p>140.748663417288</text:p>
          </table:table-cell>
        </table:table-row>
        <table:table-row table:style-name="ro1">
          <table:table-cell office:value-type="float" office:value="-16.2388416296923" calcext:value-type="float">
            <text:p>-16.2388416296923</text:p>
          </table:table-cell>
        </table:table-row>
        <table:table-row table:style-name="ro1">
          <table:table-cell office:value-type="float" office:value="142.266954405812" calcext:value-type="float">
            <text:p>142.266954405812</text:p>
          </table:table-cell>
        </table:table-row>
        <table:table-row table:style-name="ro1">
          <table:table-cell office:value-type="float" office:value="-17.4179707922028" calcext:value-type="float">
            <text:p>-17.4179707922028</text:p>
          </table:table-cell>
        </table:table-row>
        <table:table-row table:style-name="ro1">
          <table:table-cell office:value-type="float" office:value="144.52466797179" calcext:value-type="float">
            <text:p>144.52466797179</text:p>
          </table:table-cell>
        </table:table-row>
        <table:table-row table:style-name="ro1">
          <table:table-cell office:value-type="float" office:value="-19.7988763545249" calcext:value-type="float">
            <text:p>-19.7988763545249</text:p>
          </table:table-cell>
        </table:table-row>
        <table:table-row table:style-name="ro1">
          <table:table-cell office:value-type="float" office:value="146.013832890351" calcext:value-type="float">
            <text:p>146.013832890351</text:p>
          </table:table-cell>
        </table:table-row>
        <table:table-row table:style-name="ro1">
          <table:table-cell office:value-type="float" office:value="-21.5014343240479" calcext:value-type="float">
            <text:p>-21.5014343240479</text:p>
          </table:table-cell>
        </table:table-row>
        <table:table-row table:style-name="ro1">
          <table:table-cell office:value-type="float" office:value="147.652556500558" calcext:value-type="float">
            <text:p>147.652556500558</text:p>
          </table:table-cell>
        </table:table-row>
        <table:table-row table:style-name="ro1">
          <table:table-cell office:value-type="float" office:value="-23.6906894028274" calcext:value-type="float">
            <text:p>-23.6906894028274</text:p>
          </table:table-cell>
        </table:table-row>
        <table:table-row table:style-name="ro1">
          <table:table-cell office:value-type="float" office:value="149.782726042616" calcext:value-type="float">
            <text:p>149.782726042616</text:p>
          </table:table-cell>
        </table:table-row>
        <table:table-row table:style-name="ro1">
          <table:table-cell office:value-type="float" office:value="-25.371561753096" calcext:value-type="float">
            <text:p>-25.371561753096</text:p>
          </table:table-cell>
        </table:table-row>
        <table:table-row table:style-name="ro1">
          <table:table-cell office:value-type="float" office:value="151.990823291986" calcext:value-type="float">
            <text:p>151.990823291986</text:p>
          </table:table-cell>
        </table:table-row>
        <table:table-row table:style-name="ro1">
          <table:table-cell office:value-type="float" office:value="-27.5120026238515" calcext:value-type="float">
            <text:p>-27.5120026238515</text:p>
          </table:table-cell>
        </table:table-row>
        <table:table-row table:style-name="ro1">
          <table:table-cell office:value-type="float" office:value="153.434948822922" calcext:value-type="float">
            <text:p>153.434948822922</text:p>
          </table:table-cell>
        </table:table-row>
        <table:table-row table:style-name="ro1">
          <table:table-cell office:value-type="float" office:value="-28.6949043793434" calcext:value-type="float">
            <text:p>-28.6949043793434</text:p>
          </table:table-cell>
        </table:table-row>
        <table:table-row table:style-name="ro1">
          <table:table-cell office:value-type="float" office:value="155.112588289075" calcext:value-type="float">
            <text:p>155.112588289075</text:p>
          </table:table-cell>
        </table:table-row>
        <table:table-row table:style-name="ro1">
          <table:table-cell office:value-type="float" office:value="-30.4110812671254" calcext:value-type="float">
            <text:p>-30.4110812671254</text:p>
          </table:table-cell>
        </table:table-row>
        <table:table-row table:style-name="ro1">
          <table:table-cell office:value-type="float" office:value="157.796521467943" calcext:value-type="float">
            <text:p>157.796521467943</text:p>
          </table:table-cell>
        </table:table-row>
        <table:table-row table:style-name="ro1">
          <table:table-cell office:value-type="float" office:value="-32.6375075842857" calcext:value-type="float">
            <text:p>-32.6375075842857</text:p>
          </table:table-cell>
        </table:table-row>
        <table:table-row table:style-name="ro1">
          <table:table-cell office:value-type="float" office:value="160.382120591882" calcext:value-type="float">
            <text:p>160.382120591882</text:p>
          </table:table-cell>
        </table:table-row>
        <table:table-row table:style-name="ro1">
          <table:table-cell office:value-type="float" office:value="-35.0361958100928" calcext:value-type="float">
            <text:p>-35.0361958100928</text:p>
          </table:table-cell>
        </table:table-row>
        <table:table-row table:style-name="ro1">
          <table:table-cell office:value-type="float" office:value="161.565051177078" calcext:value-type="float">
            <text:p>161.565051177078</text:p>
          </table:table-cell>
        </table:table-row>
        <table:table-row table:style-name="ro1">
          <table:table-cell office:value-type="float" office:value="-36.2249442555203" calcext:value-type="float">
            <text:p>-36.2249442555203</text:p>
          </table:table-cell>
        </table:table-row>
        <table:table-row table:style-name="ro1">
          <table:table-cell office:value-type="float" office:value="162.420148573345" calcext:value-type="float">
            <text:p>162.420148573345</text:p>
          </table:table-cell>
        </table:table-row>
        <table:table-row table:style-name="ro1">
          <table:table-cell office:value-type="float" office:value="-38.1572265873691" calcext:value-type="float">
            <text:p>-38.1572265873691</text:p>
          </table:table-cell>
        </table:table-row>
        <table:table-row table:style-name="ro1">
          <table:table-cell office:value-type="float" office:value="165.033280435995" calcext:value-type="float">
            <text:p>165.033280435995</text:p>
          </table:table-cell>
        </table:table-row>
        <table:table-row table:style-name="ro1">
          <table:table-cell office:value-type="float" office:value="-40.4260787400991" calcext:value-type="float">
            <text:p>-40.4260787400991</text:p>
          </table:table-cell>
        </table:table-row>
        <table:table-row table:style-name="ro1">
          <table:table-cell office:value-type="float" office:value="166.883563874609" calcext:value-type="float">
            <text:p>166.883563874609</text:p>
          </table:table-cell>
        </table:table-row>
        <table:table-row table:style-name="ro1">
          <table:table-cell office:value-type="float" office:value="-42.3102296768495" calcext:value-type="float">
            <text:p>-42.3102296768495</text:p>
          </table:table-cell>
        </table:table-row>
        <table:table-row table:style-name="ro1">
          <table:table-cell office:value-type="float" office:value="168.055822811554" calcext:value-type="float">
            <text:p>168.055822811554</text:p>
          </table:table-cell>
        </table:table-row>
        <table:table-row table:style-name="ro1">
          <table:table-cell office:value-type="float" office:value="-43.1034816967907" calcext:value-type="float">
            <text:p>-43.1034816967907</text:p>
          </table:table-cell>
        </table:table-row>
        <table:table-row table:style-name="ro1">
          <table:table-cell office:value-type="float" office:value="169.646679956071" calcext:value-type="float">
            <text:p>169.646679956071</text:p>
          </table:table-cell>
        </table:table-row>
        <table:table-row table:style-name="ro1">
          <table:table-cell office:value-type="float" office:value="-44.2461516669292" calcext:value-type="float">
            <text:p>-44.2461516669292</text:p>
          </table:table-cell>
        </table:table-row>
        <table:table-row table:style-name="ro1">
          <table:table-cell office:value-type="float" office:value="172.874983651098" calcext:value-type="float">
            <text:p>172.874983651098</text:p>
          </table:table-cell>
        </table:table-row>
        <table:table-row table:style-name="ro1">
          <table:table-cell office:value-type="float" office:value="-46.1233027140754" calcext:value-type="float">
            <text:p>-46.1233027140754</text:p>
          </table:table-cell>
        </table:table-row>
        <table:table-row table:style-name="ro1">
          <table:table-cell office:value-type="float" office:value="174.610688240027" calcext:value-type="float">
            <text:p>174.610688240027</text:p>
          </table:table-cell>
        </table:table-row>
        <table:table-row table:style-name="ro1">
          <table:table-cell office:value-type="float" office:value="-48.3664606634298" calcext:value-type="float">
            <text:p>-48.3664606634298</text:p>
          </table:table-cell>
        </table:table-row>
        <table:table-row table:style-name="ro1">
          <table:table-cell office:value-type="float" office:value="176.257011704313" calcext:value-type="float">
            <text:p>176.257011704313</text:p>
          </table:table-cell>
        </table:table-row>
        <table:table-row table:style-name="ro1">
          <table:table-cell office:value-type="float" office:value="-49.920616036364" calcext:value-type="float">
            <text:p>-49.920616036364</text:p>
          </table:table-cell>
        </table:table-row>
        <table:table-row table:style-name="ro1">
          <table:table-cell office:value-type="float" office:value="177.859098633677" calcext:value-type="float">
            <text:p>177.859098633677</text:p>
          </table:table-cell>
        </table:table-row>
        <table:table-row table:style-name="ro1">
          <table:table-cell office:value-type="float" office:value="-51.4234704365566" calcext:value-type="float">
            <text:p>-51.42347043655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53.2356193242095" calcext:value-type="float">
            <text:p>-53.2356193242095</text:p>
          </table:table-cell>
        </table:table-row>
        <table:table-row table:style-name="ro1">
          <table:table-cell office:value-type="float" office:value="-178.919075813339" calcext:value-type="float">
            <text:p>-178.919075813339</text:p>
          </table:table-cell>
        </table:table-row>
        <table:table-row table:style-name="ro1">
          <table:table-cell office:value-type="float" office:value="-55.1378038530851" calcext:value-type="float">
            <text:p>-55.1378038530851</text:p>
          </table:table-cell>
        </table:table-row>
        <table:table-row table:style-name="ro1">
          <table:table-cell office:value-type="float" office:value="-177.273689006094" calcext:value-type="float">
            <text:p>-177.273689006094</text:p>
          </table:table-cell>
        </table:table-row>
        <table:table-row table:style-name="ro1">
          <table:table-cell office:value-type="float" office:value="-56.3099324740202" calcext:value-type="float">
            <text:p>-56.3099324740202</text:p>
          </table:table-cell>
        </table:table-row>
        <table:table-row table:style-name="ro1">
          <table:table-cell office:value-type="float" office:value="-175.100907546212" calcext:value-type="float">
            <text:p>-175.100907546212</text:p>
          </table:table-cell>
        </table:table-row>
        <table:table-row table:style-name="ro1">
          <table:table-cell office:value-type="float" office:value="-57.9380563171865" calcext:value-type="float">
            <text:p>-57.9380563171865</text:p>
          </table:table-cell>
        </table:table-row>
        <table:table-row table:style-name="ro1">
          <table:table-cell office:value-type="float" office:value="-173.008074653332" calcext:value-type="float">
            <text:p>-173.008074653332</text:p>
          </table:table-cell>
        </table:table-row>
        <table:table-row table:style-name="ro1">
          <table:table-cell office:value-type="float" office:value="-60.5844011669045" calcext:value-type="float">
            <text:p>-60.5844011669045</text:p>
          </table:table-cell>
        </table:table-row>
        <table:table-row table:style-name="ro1">
          <table:table-cell office:value-type="float" office:value="-171.945585553618" calcext:value-type="float">
            <text:p>-171.945585553618</text:p>
          </table:table-cell>
        </table:table-row>
        <table:table-row table:style-name="ro1">
          <table:table-cell office:value-type="float" office:value="-62.4879973761486" calcext:value-type="float">
            <text:p>-62.4879973761486</text:p>
          </table:table-cell>
        </table:table-row>
        <table:table-row table:style-name="ro1">
          <table:table-cell office:value-type="float" office:value="-170.803344108371" calcext:value-type="float">
            <text:p>-170.803344108371</text:p>
          </table:table-cell>
        </table:table-row>
        <table:table-row table:style-name="ro1">
          <table:table-cell office:value-type="float" office:value="-63.6717068948291" calcext:value-type="float">
            <text:p>-63.6717068948291</text:p>
          </table:table-cell>
        </table:table-row>
        <table:table-row table:style-name="ro1">
          <table:table-cell office:value-type="float" office:value="-168.476278296103" calcext:value-type="float">
            <text:p>-168.476278296103</text:p>
          </table:table-cell>
        </table:table-row>
        <table:table-row table:style-name="ro1">
          <table:table-cell office:value-type="float" office:value="-65.3361852875364" calcext:value-type="float">
            <text:p>-65.3361852875364</text:p>
          </table:table-cell>
        </table:table-row>
        <table:table-row table:style-name="ro1">
          <table:table-cell office:value-type="float" office:value="-165.832944477369" calcext:value-type="float">
            <text:p>-165.832944477369</text:p>
          </table:table-cell>
        </table:table-row>
        <table:table-row table:style-name="ro1">
          <table:table-cell office:value-type="float" office:value="-68.3944727573615" calcext:value-type="float">
            <text:p>-68.3944727573615</text:p>
          </table:table-cell>
        </table:table-row>
        <table:table-row table:style-name="ro1">
          <table:table-cell office:value-type="float" office:value="-164.128821388543" calcext:value-type="float">
            <text:p>-164.128821388543</text:p>
          </table:table-cell>
        </table:table-row>
        <table:table-row table:style-name="ro1">
          <table:table-cell office:value-type="float" office:value="-70.5599651718238" calcext:value-type="float">
            <text:p>-70.5599651718238</text:p>
          </table:table-cell>
        </table:table-row>
        <table:table-row table:style-name="ro1">
          <table:table-cell office:value-type="float" office:value="-162.613027823084" calcext:value-type="float">
            <text:p>-162.613027823084</text:p>
          </table:table-cell>
        </table:table-row>
        <table:table-row table:style-name="ro1">
          <table:table-cell office:value-type="float" office:value="-71.3950345261977" calcext:value-type="float">
            <text:p>-71.3950345261977</text:p>
          </table:table-cell>
        </table:table-row>
        <table:table-row table:style-name="ro1">
          <table:table-cell office:value-type="float" office:value="-160.683647180496" calcext:value-type="float">
            <text:p>-160.683647180496</text:p>
          </table:table-cell>
        </table:table-row>
        <table:table-row table:style-name="ro1">
          <table:table-cell office:value-type="float" office:value="-72.4201485733447" calcext:value-type="float">
            <text:p>-72.4201485733447</text:p>
          </table:table-cell>
        </table:table-row>
        <table:table-row table:style-name="ro1">
          <table:table-cell office:value-type="float" office:value="-158.805943518458" calcext:value-type="float">
            <text:p>-158.805943518458</text:p>
          </table:table-cell>
        </table:table-row>
        <table:table-row table:style-name="ro1">
          <table:table-cell office:value-type="float" office:value="-75.3112132266816" calcext:value-type="float">
            <text:p>-75.3112132266816</text:p>
          </table:table-cell>
        </table:table-row>
        <table:table-row table:style-name="ro1">
          <table:table-cell office:value-type="float" office:value="-157.796521467943" calcext:value-type="float">
            <text:p>-157.796521467943</text:p>
          </table:table-cell>
        </table:table-row>
        <table:table-row table:style-name="ro1">
          <table:table-cell office:value-type="float" office:value="-77.0053832080835" calcext:value-type="float">
            <text:p>-77.0053832080835</text:p>
          </table:table-cell>
        </table:table-row>
        <table:table-row table:style-name="ro1">
          <table:table-cell office:value-type="float" office:value="-156.587885830697" calcext:value-type="float">
            <text:p>-156.587885830697</text:p>
          </table:table-cell>
        </table:table-row>
        <table:table-row table:style-name="ro1">
          <table:table-cell office:value-type="float" office:value="-78.0558228115537" calcext:value-type="float">
            <text:p>-78.0558228115537</text:p>
          </table:table-cell>
        </table:table-row>
        <table:table-row table:style-name="ro1">
          <table:table-cell office:value-type="float" office:value="-154.653824058053" calcext:value-type="float">
            <text:p>-154.653824058053</text:p>
          </table:table-cell>
        </table:table-row>
        <table:table-row table:style-name="ro1">
          <table:table-cell office:value-type="float" office:value="-79.6466799560706" calcext:value-type="float">
            <text:p>-79.6466799560706</text:p>
          </table:table-cell>
        </table:table-row>
        <table:table-row table:style-name="ro1">
          <table:table-cell office:value-type="float" office:value="-152.468023251278" calcext:value-type="float">
            <text:p>-152.468023251278</text:p>
          </table:table-cell>
        </table:table-row>
        <table:table-row table:style-name="ro1">
          <table:table-cell office:value-type="float" office:value="-83.0080746533322" calcext:value-type="float">
            <text:p>-83.0080746533322</text:p>
          </table:table-cell>
        </table:table-row>
        <table:table-row table:style-name="ro1">
          <table:table-cell office:value-type="float" office:value="-150.788707742272" calcext:value-type="float">
            <text:p>-150.788707742272</text:p>
          </table:table-cell>
        </table:table-row>
        <table:table-row table:style-name="ro1">
          <table:table-cell office:value-type="float" office:value="-84.6607631962624" calcext:value-type="float">
            <text:p>-84.6607631962624</text:p>
          </table:table-cell>
        </table:table-row>
        <table:table-row table:style-name="ro1">
          <table:table-cell office:value-type="float" office:value="-148.851419013805" calcext:value-type="float">
            <text:p>-148.851419013805</text:p>
          </table:table-cell>
        </table:table-row>
        <table:table-row table:style-name="ro1">
          <table:table-cell office:value-type="float" office:value="-86.2570117043129" calcext:value-type="float">
            <text:p>-86.2570117043129</text:p>
          </table:table-cell>
        </table:table-row>
        <table:table-row table:style-name="ro1">
          <table:table-cell office:value-type="float" office:value="-146.908300061318" calcext:value-type="float">
            <text:p>-146.908300061318</text:p>
          </table:table-cell>
        </table:table-row>
        <table:table-row table:style-name="ro1">
          <table:table-cell office:value-type="float" office:value="-87.8389205117736" calcext:value-type="float">
            <text:p>-87.8389205117736</text:p>
          </table:table-cell>
        </table:table-row>
        <table:table-row table:style-name="ro1">
          <table:table-cell office:value-type="float" office:value="-144.52466797179" calcext:value-type="float">
            <text:p>-144.52466797179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42.696051722017" calcext:value-type="float">
            <text:p>-142.696051722017</text:p>
          </table:table-cell>
        </table:table-row>
        <table:table-row table:style-name="ro1">
          <table:table-cell office:value-type="float" office:value="-91.0912162252626" calcext:value-type="float">
            <text:p>-91.0912162252626</text:p>
          </table:table-cell>
        </table:table-row>
        <table:table-row table:style-name="ro1">
          <table:table-cell office:value-type="float" office:value="-140.826342029556" calcext:value-type="float">
            <text:p>-140.826342029556</text:p>
          </table:table-cell>
        </table:table-row>
        <table:table-row table:style-name="ro1">
          <table:table-cell office:value-type="float" office:value="-92.7263109939063" calcext:value-type="float">
            <text:p>-92.7263109939063</text:p>
          </table:table-cell>
        </table:table-row>
        <table:table-row table:style-name="ro1">
          <table:table-cell office:value-type="float" office:value="-138.81407483429" calcext:value-type="float">
            <text:p>-138.81407483429</text:p>
          </table:table-cell>
        </table:table-row>
        <table:table-row table:style-name="ro1">
          <table:table-cell office:value-type="float" office:value="-94.8530963869924" calcext:value-type="float">
            <text:p>-94.8530963869924</text:p>
          </table:table-cell>
        </table:table-row>
        <table:table-row table:style-name="ro1">
          <table:table-cell office:value-type="float" office:value="-137.619548795395" calcext:value-type="float">
            <text:p>-137.619548795395</text:p>
          </table:table-cell>
        </table:table-row>
        <table:table-row table:style-name="ro1">
          <table:table-cell office:value-type="float" office:value="-96.9919253466678" calcext:value-type="float">
            <text:p>-96.9919253466678</text:p>
          </table:table-cell>
        </table:table-row>
        <table:table-row table:style-name="ro1">
          <table:table-cell office:value-type="float" office:value="-135.753848333071" calcext:value-type="float">
            <text:p>-135.753848333071</text:p>
          </table:table-cell>
        </table:table-row>
        <table:table-row table:style-name="ro1">
          <table:table-cell office:value-type="float" office:value="-98.130102354156" calcext:value-type="float">
            <text:p>-98.130102354156</text:p>
          </table:table-cell>
        </table:table-row>
        <table:table-row table:style-name="ro1">
          <table:table-cell office:value-type="float" office:value="-133.451842301022" calcext:value-type="float">
            <text:p>-133.451842301022</text:p>
          </table:table-cell>
        </table:table-row>
        <table:table-row table:style-name="ro1">
          <table:table-cell office:value-type="float" office:value="-99.3720927085791" calcext:value-type="float">
            <text:p>-99.3720927085791</text:p>
          </table:table-cell>
        </table:table-row>
        <table:table-row table:style-name="ro1">
          <table:table-cell office:value-type="float" office:value="-131.496468355216" calcext:value-type="float">
            <text:p>-131.496468355216</text:p>
          </table:table-cell>
        </table:table-row>
        <table:table-row table:style-name="ro1">
          <table:table-cell office:value-type="float" office:value="-101.523721703897" calcext:value-type="float">
            <text:p>-101.523721703897</text:p>
          </table:table-cell>
        </table:table-row>
        <table:table-row table:style-name="ro1">
          <table:table-cell office:value-type="float" office:value="-129.66784111834" calcext:value-type="float">
            <text:p>-129.66784111834</text:p>
          </table:table-cell>
        </table:table-row>
        <table:table-row table:style-name="ro1">
          <table:table-cell office:value-type="float" office:value="-104.300277449186" calcext:value-type="float">
            <text:p>-104.300277449186</text:p>
          </table:table-cell>
        </table:table-row>
        <table:table-row table:style-name="ro1">
          <table:table-cell office:value-type="float" office:value="-127.828287834613" calcext:value-type="float">
            <text:p>-127.828287834613</text:p>
          </table:table-cell>
        </table:table-row>
        <table:table-row table:style-name="ro1">
          <table:table-cell office:value-type="float" office:value="-106.326853510565" calcext:value-type="float">
            <text:p>-106.326853510565</text:p>
          </table:table-cell>
        </table:table-row>
        <table:table-row table:style-name="ro1">
          <table:table-cell office:value-type="float" office:value="-125.788973459183" calcext:value-type="float">
            <text:p>-125.788973459183</text:p>
          </table:table-cell>
        </table:table-row>
        <table:table-row table:style-name="ro1">
          <table:table-cell office:value-type="float" office:value="-107.723236616886" calcext:value-type="float">
            <text:p>-107.723236616886</text:p>
          </table:table-cell>
        </table:table-row>
        <table:table-row table:style-name="ro1">
          <table:table-cell office:value-type="float" office:value="-123.840056134967" calcext:value-type="float">
            <text:p>-123.840056134967</text:p>
          </table:table-cell>
        </table:table-row>
        <table:table-row table:style-name="ro1">
          <table:table-cell office:value-type="float" office:value="-109.133643205905" calcext:value-type="float">
            <text:p>-109.133643205905</text:p>
          </table:table-cell>
        </table:table-row>
        <table:table-row table:style-name="ro1">
          <table:table-cell office:value-type="float" office:value="-122.347443499442" calcext:value-type="float">
            <text:p>-122.347443499442</text:p>
          </table:table-cell>
        </table:table-row>
        <table:table-row table:style-name="ro1">
          <table:table-cell office:value-type="float" office:value="-111.194056481542" calcext:value-type="float">
            <text:p>-111.194056481542</text:p>
          </table:table-cell>
        </table:table-row>
        <table:table-row table:style-name="ro1">
          <table:table-cell office:value-type="float" office:value="-120.411081267125" calcext:value-type="float">
            <text:p>-120.411081267125</text:p>
          </table:table-cell>
        </table:table-row>
        <table:table-row table:style-name="ro1">
          <table:table-cell office:value-type="float" office:value="-112.409837371493" calcext:value-type="float">
            <text:p>-112.409837371493</text:p>
          </table:table-cell>
        </table:table-row>
        <table:table-row table:style-name="ro1">
          <table:table-cell office:value-type="float" office:value="-118.264004148524" calcext:value-type="float">
            <text:p>-118.264004148524</text:p>
          </table:table-cell>
        </table:table-row>
        <table:table-row table:style-name="ro1">
          <table:table-cell office:value-type="float" office:value="-113.850473908077" calcext:value-type="float">
            <text:p>-113.850473908077</text:p>
          </table:table-cell>
        </table:table-row>
        <table:table-row table:style-name="ro1">
          <table:table-cell office:value-type="float" office:value="-116.565051177078" calcext:value-type="float">
            <text:p>-116.565051177078</text:p>
          </table:table-cell>
        </table:table-row>
        <table:table-row table:style-name="ro1">
          <table:table-cell office:value-type="float" office:value="-115.581529257939" calcext:value-type="float">
            <text:p>-115.581529257939</text:p>
          </table:table-cell>
        </table:table-row>
        <table:table-row table:style-name="ro1">
          <table:table-cell office:value-type="float" office:value="-115.114834886145" calcext:value-type="float">
            <text:p>-115.114834886145</text:p>
          </table:table-cell>
        </table:table-row>
        <table:table-row table:style-name="ro1">
          <table:table-cell office:value-type="float" office:value="-117.783926412209" calcext:value-type="float">
            <text:p>-117.783926412209</text:p>
          </table:table-cell>
        </table:table-row>
        <table:table-row table:style-name="ro1">
          <table:table-cell office:value-type="float" office:value="-113.198590513648" calcext:value-type="float">
            <text:p>-113.198590513648</text:p>
          </table:table-cell>
        </table:table-row>
        <table:table-row table:style-name="ro1">
          <table:table-cell office:value-type="float" office:value="-119.744881296942" calcext:value-type="float">
            <text:p>-119.744881296942</text:p>
          </table:table-cell>
        </table:table-row>
        <table:table-row table:style-name="ro1">
          <table:table-cell office:value-type="float" office:value="-111.194056481542" calcext:value-type="float">
            <text:p>-111.194056481542</text:p>
          </table:table-cell>
        </table:table-row>
        <table:table-row table:style-name="ro1">
          <table:table-cell office:value-type="float" office:value="-121.715133515098" calcext:value-type="float">
            <text:p>-121.715133515098</text:p>
          </table:table-cell>
        </table:table-row>
        <table:table-row table:style-name="ro1">
          <table:table-cell office:value-type="float" office:value="-109.653824058053" calcext:value-type="float">
            <text:p>-109.653824058053</text:p>
          </table:table-cell>
        </table:table-row>
        <table:table-row table:style-name="ro1">
          <table:table-cell office:value-type="float" office:value="-123.69006752598" calcext:value-type="float">
            <text:p>-123.69006752598</text:p>
          </table:table-cell>
        </table:table-row>
        <table:table-row table:style-name="ro1">
          <table:table-cell office:value-type="float" office:value="-107.744671625057" calcext:value-type="float">
            <text:p>-107.744671625057</text:p>
          </table:table-cell>
        </table:table-row>
        <table:table-row table:style-name="ro1">
          <table:table-cell office:value-type="float" office:value="-126.430858120162" calcext:value-type="float">
            <text:p>-126.430858120162</text:p>
          </table:table-cell>
        </table:table-row>
        <table:table-row table:style-name="ro1">
          <table:table-cell office:value-type="float" office:value="-105.871178611457" calcext:value-type="float">
            <text:p>-105.871178611457</text:p>
          </table:table-cell>
        </table:table-row>
        <table:table-row table:style-name="ro1">
          <table:table-cell office:value-type="float" office:value="-128.313090673818" calcext:value-type="float">
            <text:p>-128.313090673818</text:p>
          </table:table-cell>
        </table:table-row>
        <table:table-row table:style-name="ro1">
          <table:table-cell office:value-type="float" office:value="-104.167055522631" calcext:value-type="float">
            <text:p>-104.167055522631</text:p>
          </table:table-cell>
        </table:table-row>
        <table:table-row table:style-name="ro1">
          <table:table-cell office:value-type="float" office:value="-129.522631271171" calcext:value-type="float">
            <text:p>-129.522631271171</text:p>
          </table:table-cell>
        </table:table-row>
        <table:table-row table:style-name="ro1">
          <table:table-cell office:value-type="float" office:value="-102.056762533833" calcext:value-type="float">
            <text:p>-102.056762533833</text:p>
          </table:table-cell>
        </table:table-row>
        <table:table-row table:style-name="ro1">
          <table:table-cell office:value-type="float" office:value="-131.18592516571" calcext:value-type="float">
            <text:p>-131.18592516571</text:p>
          </table:table-cell>
        </table:table-row>
        <table:table-row table:style-name="ro1">
          <table:table-cell office:value-type="float" office:value="-100.256819841696" calcext:value-type="float">
            <text:p>-100.256819841696</text:p>
          </table:table-cell>
        </table:table-row>
        <table:table-row table:style-name="ro1">
          <table:table-cell office:value-type="float" office:value="-133.472474557787" calcext:value-type="float">
            <text:p>-133.472474557787</text:p>
          </table:table-cell>
        </table:table-row>
        <table:table-row table:style-name="ro1">
          <table:table-cell office:value-type="float" office:value="-98.5045792408788" calcext:value-type="float">
            <text:p>-98.5045792408788</text:p>
          </table:table-cell>
        </table:table-row>
        <table:table-row table:style-name="ro1">
          <table:table-cell office:value-type="float" office:value="-136.169139327907" calcext:value-type="float">
            <text:p>-136.169139327907</text:p>
          </table:table-cell>
        </table:table-row>
        <table:table-row table:style-name="ro1">
          <table:table-cell office:value-type="float" office:value="-96.9272181260092" calcext:value-type="float">
            <text:p>-96.9272181260092</text:p>
          </table:table-cell>
        </table:table-row>
        <table:table-row table:style-name="ro1">
          <table:table-cell office:value-type="float" office:value="-137.763857370913" calcext:value-type="float">
            <text:p>-137.763857370913</text:p>
          </table:table-cell>
        </table:table-row>
        <table:table-row table:style-name="ro1">
          <table:table-cell office:value-type="float" office:value="-95.4403320310055" calcext:value-type="float">
            <text:p>-95.4403320310055</text:p>
          </table:table-cell>
        </table:table-row>
        <table:table-row table:style-name="ro1">
          <table:table-cell office:value-type="float" office:value="-138.918248864067" calcext:value-type="float">
            <text:p>-138.918248864067</text:p>
          </table:table-cell>
        </table:table-row>
        <table:table-row table:style-name="ro1">
          <table:table-cell office:value-type="float" office:value="-93.8506388239108" calcext:value-type="float">
            <text:p>-93.8506388239108</text:p>
          </table:table-cell>
        </table:table-row>
        <table:table-row table:style-name="ro1">
          <table:table-cell office:value-type="float" office:value="-141.17017509503" calcext:value-type="float">
            <text:p>-141.17017509503</text:p>
          </table:table-cell>
        </table:table-row>
        <table:table-row table:style-name="ro1">
          <table:table-cell office:value-type="float" office:value="-91.6365770416167" calcext:value-type="float">
            <text:p>-91.6365770416167</text:p>
          </table:table-cell>
        </table:table-row>
        <table:table-row table:style-name="ro1">
          <table:table-cell office:value-type="float" office:value="-143.892548708248" calcext:value-type="float">
            <text:p>-143.892548708248</text:p>
          </table:table-cell>
        </table:table-row>
        <table:table-row table:style-name="ro1">
          <table:table-cell office:value-type="float" office:value="-89.4594898128693" calcext:value-type="float">
            <text:p>-89.4594898128693</text:p>
          </table:table-cell>
        </table:table-row>
        <table:table-row table:style-name="ro1">
          <table:table-cell office:value-type="float" office:value="-145.548065418142" calcext:value-type="float">
            <text:p>-145.548065418142</text:p>
          </table:table-cell>
        </table:table-row>
        <table:table-row table:style-name="ro1">
          <table:table-cell office:value-type="float" office:value="-88.3788540863466" calcext:value-type="float">
            <text:p>-88.3788540863466</text:p>
          </table:table-cell>
        </table:table-row>
        <table:table-row table:style-name="ro1">
          <table:table-cell office:value-type="float" office:value="-147.067768958653" calcext:value-type="float">
            <text:p>-147.067768958653</text:p>
          </table:table-cell>
        </table:table-row>
        <table:table-row table:style-name="ro1">
          <table:table-cell office:value-type="float" office:value="-87.2993706626047" calcext:value-type="float">
            <text:p>-87.2993706626047</text:p>
          </table:table-cell>
        </table:table-row>
        <table:table-row table:style-name="ro1">
          <table:table-cell office:value-type="float" office:value="-149.036243467926" calcext:value-type="float">
            <text:p>-149.036243467926</text:p>
          </table:table-cell>
        </table:table-row>
        <table:table-row table:style-name="ro1">
          <table:table-cell office:value-type="float" office:value="-85.6839724801344" calcext:value-type="float">
            <text:p>-85.6839724801344</text:p>
          </table:table-cell>
        </table:table-row>
        <table:table-row table:style-name="ro1">
          <table:table-cell office:value-type="float" office:value="-151.476881393688" calcext:value-type="float">
            <text:p>-151.476881393688</text:p>
          </table:table-cell>
        </table:table-row>
        <table:table-row table:style-name="ro1">
          <table:table-cell office:value-type="float" office:value="-82.9421533501189" calcext:value-type="float">
            <text:p>-82.9421533501189</text:p>
          </table:table-cell>
        </table:table-row>
        <table:table-row table:style-name="ro1">
          <table:table-cell office:value-type="float" office:value="-153.189045699651" calcext:value-type="float">
            <text:p>-153.189045699651</text:p>
          </table:table-cell>
        </table:table-row>
        <table:table-row table:style-name="ro1">
          <table:table-cell office:value-type="float" office:value="-80.7164471947387" calcext:value-type="float">
            <text:p>-80.7164471947387</text:p>
          </table:table-cell>
        </table:table-row>
        <table:table-row table:style-name="ro1">
          <table:table-cell office:value-type="float" office:value="-154.418470742061" calcext:value-type="float">
            <text:p>-154.418470742061</text:p>
          </table:table-cell>
        </table:table-row>
        <table:table-row table:style-name="ro1">
          <table:table-cell office:value-type="float" office:value="-78.584160475593" calcext:value-type="float">
            <text:p>-78.584160475593</text:p>
          </table:table-cell>
        </table:table-row>
        <table:table-row table:style-name="ro1">
          <table:table-cell office:value-type="float" office:value="-156.370622269343" calcext:value-type="float">
            <text:p>-156.370622269343</text:p>
          </table:table-cell>
        </table:table-row>
        <table:table-row table:style-name="ro1">
          <table:table-cell office:value-type="float" office:value="-76.4834318912087" calcext:value-type="float">
            <text:p>-76.4834318912087</text:p>
          </table:table-cell>
        </table:table-row>
        <table:table-row table:style-name="ro1">
          <table:table-cell office:value-type="float" office:value="-158.805943518458" calcext:value-type="float">
            <text:p>-158.805943518458</text:p>
          </table:table-cell>
        </table:table-row>
        <table:table-row table:style-name="ro1">
          <table:table-cell office:value-type="float" office:value="-74.2752542772526" calcext:value-type="float">
            <text:p>-74.2752542772526</text:p>
          </table:table-cell>
        </table:table-row>
        <table:table-row table:style-name="ro1">
          <table:table-cell office:value-type="float" office:value="-160.346175941947" calcext:value-type="float">
            <text:p>-160.346175941947</text:p>
          </table:table-cell>
        </table:table-row>
        <table:table-row table:style-name="ro1">
          <table:table-cell office:value-type="float" office:value="-72.9371428265386" calcext:value-type="float">
            <text:p>-72.9371428265386</text:p>
          </table:table-cell>
        </table:table-row>
        <table:table-row table:style-name="ro1">
          <table:table-cell office:value-type="float" office:value="-161.916554616951" calcext:value-type="float">
            <text:p>-161.916554616951</text:p>
          </table:table-cell>
        </table:table-row>
        <table:table-row table:style-name="ro1">
          <table:table-cell office:value-type="float" office:value="-71.7371100578059" calcext:value-type="float">
            <text:p>-71.7371100578059</text:p>
          </table:table-cell>
        </table:table-row>
        <table:table-row table:style-name="ro1">
          <table:table-cell office:value-type="float" office:value="-163.827840984217" calcext:value-type="float">
            <text:p>-163.827840984217</text:p>
          </table:table-cell>
        </table:table-row>
        <table:table-row table:style-name="ro1">
          <table:table-cell office:value-type="float" office:value="-70.2011236454751" calcext:value-type="float">
            <text:p>-70.2011236454751</text:p>
          </table:table-cell>
        </table:table-row>
        <table:table-row table:style-name="ro1">
          <table:table-cell office:value-type="float" office:value="-165.699722550814" calcext:value-type="float">
            <text:p>-165.699722550814</text:p>
          </table:table-cell>
        </table:table-row>
        <table:table-row table:style-name="ro1">
          <table:table-cell office:value-type="float" office:value="-67.9993016494594" calcext:value-type="float">
            <text:p>-67.9993016494594</text:p>
          </table:table-cell>
        </table:table-row>
        <table:table-row table:style-name="ro1">
          <table:table-cell office:value-type="float" office:value="-167.943237466167" calcext:value-type="float">
            <text:p>-167.943237466167</text:p>
          </table:table-cell>
        </table:table-row>
        <table:table-row table:style-name="ro1">
          <table:table-cell office:value-type="float" office:value="-66.3093105971726" calcext:value-type="float">
            <text:p>-66.3093105971726</text:p>
          </table:table-cell>
        </table:table-row>
        <table:table-row table:style-name="ro1">
          <table:table-cell office:value-type="float" office:value="-169.548367056011" calcext:value-type="float">
            <text:p>-169.548367056011</text:p>
          </table:table-cell>
        </table:table-row>
        <table:table-row table:style-name="ro1">
          <table:table-cell office:value-type="float" office:value="-64.3978124485582" calcext:value-type="float">
            <text:p>-64.3978124485582</text:p>
          </table:table-cell>
        </table:table-row>
        <table:table-row table:style-name="ro1">
          <table:table-cell office:value-type="float" office:value="-171.335864566892" calcext:value-type="float">
            <text:p>-171.335864566892</text:p>
          </table:table-cell>
        </table:table-row>
        <table:table-row table:style-name="ro1">
          <table:table-cell office:value-type="float" office:value="-62.7157927063769" calcext:value-type="float">
            <text:p>-62.7157927063769</text:p>
          </table:table-cell>
        </table:table-row>
        <table:table-row table:style-name="ro1">
          <table:table-cell office:value-type="float" office:value="-173.072781873991" calcext:value-type="float">
            <text:p>-173.072781873991</text:p>
          </table:table-cell>
        </table:table-row>
        <table:table-row table:style-name="ro1">
          <table:table-cell office:value-type="float" office:value="-60.5241109967543" calcext:value-type="float">
            <text:p>-60.5241109967543</text:p>
          </table:table-cell>
        </table:table-row>
        <table:table-row table:style-name="ro1">
          <table:table-cell office:value-type="float" office:value="-174.660763196262" calcext:value-type="float">
            <text:p>-174.660763196262</text:p>
          </table:table-cell>
        </table:table-row>
        <table:table-row table:style-name="ro1">
          <table:table-cell office:value-type="float" office:value="-59.0362434679265" calcext:value-type="float">
            <text:p>-59.0362434679265</text:p>
          </table:table-cell>
        </table:table-row>
        <table:table-row table:style-name="ro1">
          <table:table-cell office:value-type="float" office:value="-176.18592516571" calcext:value-type="float">
            <text:p>-176.18592516571</text:p>
          </table:table-cell>
        </table:table-row>
        <table:table-row table:style-name="ro1">
          <table:table-cell office:value-type="float" office:value="-57.3624924157143" calcext:value-type="float">
            <text:p>-57.3624924157143</text:p>
          </table:table-cell>
        </table:table-row>
        <table:table-row table:style-name="ro1">
          <table:table-cell office:value-type="float" office:value="-178.347695322349" calcext:value-type="float">
            <text:p>-178.347695322349</text:p>
          </table:table-cell>
        </table:table-row>
        <table:table-row table:style-name="ro1">
          <table:table-cell office:value-type="float" office:value="-55.1378038530851" calcext:value-type="float">
            <text:p>-55.1378038530851</text:p>
          </table:table-cell>
        </table:table-row>
        <table:table-row table:style-name="ro1">
          <table:table-cell office:value-type="float" office:value="179.454342406584" calcext:value-type="float">
            <text:p>179.454342406584</text:p>
          </table:table-cell>
        </table:table-row>
        <table:table-row table:style-name="ro1">
          <table:table-cell office:value-type="float" office:value="-52.4958576397299" calcext:value-type="float">
            <text:p>-52.4958576397299</text:p>
          </table:table-cell>
        </table:table-row>
        <table:table-row table:style-name="ro1">
          <table:table-cell office:value-type="float" office:value="178.378854086347" calcext:value-type="float">
            <text:p>178.378854086347</text:p>
          </table:table-cell>
        </table:table-row>
        <table:table-row table:style-name="ro1">
          <table:table-cell office:value-type="float" office:value="-51.0885281541952" calcext:value-type="float">
            <text:p>-51.0885281541952</text:p>
          </table:table-cell>
        </table:table-row>
        <table:table-row table:style-name="ro1">
          <table:table-cell office:value-type="float" office:value="177.299370662605" calcext:value-type="float">
            <text:p>177.299370662605</text:p>
          </table:table-cell>
        </table:table-row>
        <table:table-row table:style-name="ro1">
          <table:table-cell office:value-type="float" office:value="-50.0538260500644" calcext:value-type="float">
            <text:p>-50.0538260500644</text:p>
          </table:table-cell>
        </table:table-row>
        <table:table-row table:style-name="ro1">
          <table:table-cell office:value-type="float" office:value="175.683972480134" calcext:value-type="float">
            <text:p>175.683972480134</text:p>
          </table:table-cell>
        </table:table-row>
        <table:table-row table:style-name="ro1">
          <table:table-cell office:value-type="float" office:value="-48.456619172042" calcext:value-type="float">
            <text:p>-48.456619172042</text:p>
          </table:table-cell>
        </table:table-row>
        <table:table-row table:style-name="ro1">
          <table:table-cell office:value-type="float" office:value="173.008074653332" calcext:value-type="float">
            <text:p>173.008074653332</text:p>
          </table:table-cell>
        </table:table-row>
        <table:table-row table:style-name="ro1">
          <table:table-cell office:value-type="float" office:value="-46.8965183032093" calcext:value-type="float">
            <text:p>-46.8965183032093</text:p>
          </table:table-cell>
        </table:table-row>
        <table:table-row table:style-name="ro1">
          <table:table-cell office:value-type="float" office:value="170.803344108371" calcext:value-type="float">
            <text:p>170.803344108371</text:p>
          </table:table-cell>
        </table:table-row>
        <table:table-row table:style-name="ro1">
          <table:table-cell office:value-type="float" office:value="-45.379436701419" calcext:value-type="float">
            <text:p>-45.379436701419</text:p>
          </table:table-cell>
        </table:table-row>
        <table:table-row table:style-name="ro1">
          <table:table-cell office:value-type="float" office:value="168.584160475593" calcext:value-type="float">
            <text:p>168.584160475593</text:p>
          </table:table-cell>
        </table:table-row>
        <table:table-row table:style-name="ro1">
          <table:table-cell office:value-type="float" office:value="-43.0780440410686" calcext:value-type="float">
            <text:p>-43.0780440410686</text:p>
          </table:table-cell>
        </table:table-row>
        <table:table-row table:style-name="ro1">
          <table:table-cell office:value-type="float" office:value="166.483431891209" calcext:value-type="float">
            <text:p>166.483431891209</text:p>
          </table:table-cell>
        </table:table-row>
        <table:table-row table:style-name="ro1">
          <table:table-cell office:value-type="float" office:value="-41.1345388301483" calcext:value-type="float">
            <text:p>-41.1345388301483</text:p>
          </table:table-cell>
        </table:table-row>
        <table:table-row table:style-name="ro1">
          <table:table-cell office:value-type="float" office:value="164.419076151748" calcext:value-type="float">
            <text:p>164.419076151748</text:p>
          </table:table-cell>
        </table:table-row>
        <table:table-row table:style-name="ro1">
          <table:table-cell office:value-type="float" office:value="-40.0136662287645" calcext:value-type="float">
            <text:p>-40.0136662287645</text:p>
          </table:table-cell>
        </table:table-row>
        <table:table-row table:style-name="ro1">
          <table:table-cell office:value-type="float" office:value="163.249735494974" calcext:value-type="float">
            <text:p>163.249735494974</text:p>
          </table:table-cell>
        </table:table-row>
        <table:table-row table:style-name="ro1">
          <table:table-cell office:value-type="float" office:value="-37.7330455941883" calcext:value-type="float">
            <text:p>-37.7330455941883</text:p>
          </table:table-cell>
        </table:table-row>
        <table:table-row table:style-name="ro1">
          <table:table-cell office:value-type="float" office:value="161.906093455937" calcext:value-type="float">
            <text:p>161.906093455937</text:p>
          </table:table-cell>
        </table:table-row>
        <table:table-row table:style-name="ro1">
          <table:table-cell office:value-type="float" office:value="-35.47533202821" calcext:value-type="float">
            <text:p>-35.47533202821</text:p>
          </table:table-cell>
        </table:table-row>
        <table:table-row table:style-name="ro1">
          <table:table-cell office:value-type="float" office:value="160.201123645475" calcext:value-type="float">
            <text:p>160.201123645475</text:p>
          </table:table-cell>
        </table:table-row>
        <table:table-row table:style-name="ro1">
          <table:table-cell office:value-type="float" office:value="-33.5412476541228" calcext:value-type="float">
            <text:p>-33.5412476541228</text:p>
          </table:table-cell>
        </table:table-row>
        <table:table-row table:style-name="ro1">
          <table:table-cell office:value-type="float" office:value="158.198590513648" calcext:value-type="float">
            <text:p>158.198590513648</text:p>
          </table:table-cell>
        </table:table-row>
        <table:table-row table:style-name="ro1">
          <table:table-cell office:value-type="float" office:value="-32.347443499442" calcext:value-type="float">
            <text:p>-32.347443499442</text:p>
          </table:table-cell>
        </table:table-row>
        <table:table-row table:style-name="ro1">
          <table:table-cell office:value-type="float" office:value="156.522600107907" calcext:value-type="float">
            <text:p>156.522600107907</text:p>
          </table:table-cell>
        </table:table-row>
        <table:table-row table:style-name="ro1">
          <table:table-cell office:value-type="float" office:value="-29.9456834403952" calcext:value-type="float">
            <text:p>-29.9456834403952</text:p>
          </table:table-cell>
        </table:table-row>
        <table:table-row table:style-name="ro1">
          <table:table-cell office:value-type="float" office:value="154.855214369321" calcext:value-type="float">
            <text:p>154.855214369321</text:p>
          </table:table-cell>
        </table:table-row>
        <table:table-row table:style-name="ro1">
          <table:table-cell office:value-type="float" office:value="-28.0091767080138" calcext:value-type="float">
            <text:p>-28.0091767080138</text:p>
          </table:table-cell>
        </table:table-row>
        <table:table-row table:style-name="ro1">
          <table:table-cell office:value-type="float" office:value="152.959476090474" calcext:value-type="float">
            <text:p>152.959476090474</text:p>
          </table:table-cell>
        </table:table-row>
        <table:table-row table:style-name="ro1">
          <table:table-cell office:value-type="float" office:value="-26.8057883297998" calcext:value-type="float">
            <text:p>-26.8057883297998</text:p>
          </table:table-cell>
        </table:table-row>
        <table:table-row table:style-name="ro1">
          <table:table-cell office:value-type="float" office:value="151.305095620657" calcext:value-type="float">
            <text:p>151.305095620657</text:p>
          </table:table-cell>
        </table:table-row>
        <table:table-row table:style-name="ro1">
          <table:table-cell office:value-type="float" office:value="-26.8057883297998" calcext:value-type="float">
            <text:p>-26.8057883297998</text:p>
          </table:table-cell>
        </table:table-row>
        <table:table-row table:style-name="ro1">
          <table:table-cell office:value-type="float" office:value="149.588918732875" calcext:value-type="float">
            <text:p>149.588918732875</text:p>
          </table:table-cell>
        </table:table-row>
        <table:table-row table:style-name="ro1">
          <table:table-cell office:value-type="float" office:value="-24.1284029302679" calcext:value-type="float">
            <text:p>-24.1284029302679</text:p>
          </table:table-cell>
        </table:table-row>
        <table:table-row table:style-name="ro1">
          <table:table-cell office:value-type="float" office:value="147.652556500558" calcext:value-type="float">
            <text:p>147.652556500558</text:p>
          </table:table-cell>
        </table:table-row>
        <table:table-row table:style-name="ro1">
          <table:table-cell office:value-type="float" office:value="-19.9831065219" calcext:value-type="float">
            <text:p>-19.9831065219</text:p>
          </table:table-cell>
        </table:table-row>
        <table:table-row table:style-name="ro1">
          <table:table-cell office:value-type="float" office:value="145.137803853085" calcext:value-type="float">
            <text:p>145.137803853085</text:p>
          </table:table-cell>
        </table:table-row>
        <table:table-row table:style-name="ro1">
          <table:table-cell office:value-type="float" office:value="-18.0939065440632" calcext:value-type="float">
            <text:p>-18.0939065440632</text:p>
          </table:table-cell>
        </table:table-row>
        <table:table-row table:style-name="ro1">
          <table:table-cell office:value-type="float" office:value="143.440365275507" calcext:value-type="float">
            <text:p>143.440365275507</text:p>
          </table:table-cell>
        </table:table-row>
        <table:table-row table:style-name="ro1">
          <table:table-cell office:value-type="float" office:value="-18.0939065440632" calcext:value-type="float">
            <text:p>-18.0939065440632</text:p>
          </table:table-cell>
        </table:table-row>
        <table:table-row table:style-name="ro1">
          <table:table-cell office:value-type="float" office:value="142.078921604612" calcext:value-type="float">
            <text:p>142.078921604612</text:p>
          </table:table-cell>
        </table:table-row>
        <table:table-row table:style-name="ro1">
          <table:table-cell office:value-type="float" office:value="-16.5429834045625" calcext:value-type="float">
            <text:p>-16.5429834045625</text:p>
          </table:table-cell>
        </table:table-row>
        <table:table-row table:style-name="ro1">
          <table:table-cell office:value-type="float" office:value="141.088528154195" calcext:value-type="float">
            <text:p>141.088528154195</text:p>
          </table:table-cell>
        </table:table-row>
        <table:table-row table:style-name="ro1">
          <table:table-cell office:value-type="float" office:value="-13.6429147759901" calcext:value-type="float">
            <text:p>-13.6429147759901</text:p>
          </table:table-cell>
        </table:table-row>
        <table:table-row table:style-name="ro1">
          <table:table-cell office:value-type="float" office:value="138.81407483429" calcext:value-type="float">
            <text:p>138.81407483429</text:p>
          </table:table-cell>
        </table:table-row>
        <table:table-row table:style-name="ro1">
          <table:table-cell office:value-type="float" office:value="-11.415839524407" calcext:value-type="float">
            <text:p>-11.415839524407</text:p>
          </table:table-cell>
        </table:table-row>
        <table:table-row table:style-name="ro1">
          <table:table-cell office:value-type="float" office:value="137.260501911141" calcext:value-type="float">
            <text:p>137.260501911141</text:p>
          </table:table-cell>
        </table:table-row>
        <table:table-row table:style-name="ro1">
          <table:table-cell office:value-type="float" office:value="-10.8855270546587" calcext:value-type="float">
            <text:p>-10.8855270546587</text:p>
          </table:table-cell>
        </table:table-row>
        <table:table-row table:style-name="ro1">
          <table:table-cell office:value-type="float" office:value="136.123302714075" calcext:value-type="float">
            <text:p>136.123302714075</text:p>
          </table:table-cell>
        </table:table-row>
        <table:table-row table:style-name="ro1">
          <table:table-cell office:value-type="float" office:value="-8.74616226255521" calcext:value-type="float">
            <text:p>-8.74616226255521</text:p>
          </table:table-cell>
        </table:table-row>
        <table:table-row table:style-name="ro1">
          <table:table-cell office:value-type="float" office:value="134.625523113277" calcext:value-type="float">
            <text:p>134.625523113277</text:p>
          </table:table-cell>
        </table:table-row>
        <table:table-row table:style-name="ro1">
          <table:table-cell office:value-type="float" office:value="-5.98059952476345" calcext:value-type="float">
            <text:p>-5.98059952476345</text:p>
          </table:table-cell>
        </table:table-row>
        <table:table-row table:style-name="ro1">
          <table:table-cell office:value-type="float" office:value="132.345804486593" calcext:value-type="float">
            <text:p>132.345804486593</text:p>
          </table:table-cell>
        </table:table-row>
        <table:table-row table:style-name="ro1">
          <table:table-cell office:value-type="float" office:value="-4.31602751986562" calcext:value-type="float">
            <text:p>-4.31602751986562</text:p>
          </table:table-cell>
        </table:table-row>
        <table:table-row table:style-name="ro1">
          <table:table-cell office:value-type="float" office:value="130.426078740099" calcext:value-type="float">
            <text:p>130.426078740099</text:p>
          </table:table-cell>
        </table:table-row>
        <table:table-row table:style-name="ro1">
          <table:table-cell office:value-type="float" office:value="-3.23970029610213" calcext:value-type="float">
            <text:p>-3.23970029610213</text:p>
          </table:table-cell>
        </table:table-row>
        <table:table-row table:style-name="ro1">
          <table:table-cell office:value-type="float" office:value="128.990994042505" calcext:value-type="float">
            <text:p>128.990994042505</text:p>
          </table:table-cell>
        </table:table-row>
        <table:table-row table:style-name="ro1">
          <table:table-cell office:value-type="float" office:value="-1.08092418666069" calcext:value-type="float">
            <text:p>-1.08092418666069</text:p>
          </table:table-cell>
        </table:table-row>
        <table:table-row table:style-name="ro1">
          <table:table-cell office:value-type="float" office:value="126.764380675791" calcext:value-type="float">
            <text:p>126.764380675791</text:p>
          </table:table-cell>
        </table:table-row>
        <table:table-row table:style-name="ro1">
          <table:table-cell office:value-type="float" office:value="1.08092418666069" calcext:value-type="float">
            <text:p>1.08092418666069</text:p>
          </table:table-cell>
        </table:table-row>
        <table:table-row table:style-name="ro1">
          <table:table-cell office:value-type="float" office:value="124.862196146915" calcext:value-type="float">
            <text:p>124.862196146915</text:p>
          </table:table-cell>
        </table:table-row>
        <table:table-row table:style-name="ro1">
          <table:table-cell office:value-type="float" office:value="3.23970029610213" calcext:value-type="float">
            <text:p>3.23970029610213</text:p>
          </table:table-cell>
        </table:table-row>
        <table:table-row table:style-name="ro1">
          <table:table-cell office:value-type="float" office:value="123.247067749336" calcext:value-type="float">
            <text:p>123.247067749336</text:p>
          </table:table-cell>
        </table:table-row>
        <table:table-row table:style-name="ro1">
          <table:table-cell office:value-type="float" office:value="4.3569750058463" calcext:value-type="float">
            <text:p>4.3569750058463</text:p>
          </table:table-cell>
        </table:table-row>
        <table:table-row table:style-name="ro1">
          <table:table-cell office:value-type="float" office:value="121.780915092983" calcext:value-type="float">
            <text:p>121.780915092983</text:p>
          </table:table-cell>
        </table:table-row>
        <table:table-row table:style-name="ro1">
          <table:table-cell office:value-type="float" office:value="5.98059952476345" calcext:value-type="float">
            <text:p>5.98059952476345</text:p>
          </table:table-cell>
        </table:table-row>
        <table:table-row table:style-name="ro1">
          <table:table-cell office:value-type="float" office:value="119.415598833096" calcext:value-type="float">
            <text:p>119.415598833096</text:p>
          </table:table-cell>
        </table:table-row>
        <table:table-row table:style-name="ro1">
          <table:table-cell office:value-type="float" office:value="7.52382043863863" calcext:value-type="float">
            <text:p>7.52382043863863</text:p>
          </table:table-cell>
        </table:table-row>
        <table:table-row table:style-name="ro1">
          <table:table-cell office:value-type="float" office:value="117.75854060106" calcext:value-type="float">
            <text:p>117.75854060106</text:p>
          </table:table-cell>
        </table:table-row>
        <table:table-row table:style-name="ro1">
          <table:table-cell office:value-type="float" office:value="9.7275785514016" calcext:value-type="float">
            <text:p>9.7275785514016</text:p>
          </table:table-cell>
        </table:table-row>
        <table:table-row table:style-name="ro1">
          <table:table-cell office:value-type="float" office:value="116.8057883298" calcext:value-type="float">
            <text:p>116.8057883298</text:p>
          </table:table-cell>
        </table:table-row>
        <table:table-row table:style-name="ro1">
          <table:table-cell office:value-type="float" office:value="12.5876933816488" calcext:value-type="float">
            <text:p>12.5876933816488</text:p>
          </table:table-cell>
        </table:table-row>
        <table:table-row table:style-name="ro1">
          <table:table-cell office:value-type="float" office:value="116.565051177078" calcext:value-type="float">
            <text:p>116.565051177078</text:p>
          </table:table-cell>
        </table:table-row>
        <table:table-row table:style-name="ro1">
          <table:table-cell office:value-type="float" office:value="14.1670555226312" calcext:value-type="float">
            <text:p>14.1670555226312</text:p>
          </table:table-cell>
        </table:table-row>
        <table:table-row table:style-name="ro1">
          <table:table-cell office:value-type="float" office:value="113.477399892093" calcext:value-type="float">
            <text:p>113.477399892093</text:p>
          </table:table-cell>
        </table:table-row>
        <table:table-row table:style-name="ro1">
          <table:table-cell office:value-type="float" office:value="15.7247457227474" calcext:value-type="float">
            <text:p>15.7247457227474</text:p>
          </table:table-cell>
        </table:table-row>
        <table:table-row table:style-name="ro1">
          <table:table-cell office:value-type="float" office:value="109.617879408118" calcext:value-type="float">
            <text:p>109.617879408118</text:p>
          </table:table-cell>
        </table:table-row>
        <table:table-row table:style-name="ro1">
          <table:table-cell office:value-type="float" office:value="16.9051580986357" calcext:value-type="float">
            <text:p>16.9051580986357</text:p>
          </table:table-cell>
        </table:table-row>
        <table:table-row table:style-name="ro1">
          <table:table-cell office:value-type="float" office:value="108.093906544063" calcext:value-type="float">
            <text:p>108.093906544063</text:p>
          </table:table-cell>
        </table:table-row>
        <table:table-row table:style-name="ro1">
          <table:table-cell office:value-type="float" office:value="18.7780332224455" calcext:value-type="float">
            <text:p>18.7780332224455</text:p>
          </table:table-cell>
        </table:table-row>
        <table:table-row table:style-name="ro1">
          <table:table-cell office:value-type="float" office:value="108.093906544063" calcext:value-type="float">
            <text:p>108.093906544063</text:p>
          </table:table-cell>
        </table:table-row>
        <table:table-row table:style-name="ro1">
          <table:table-cell office:value-type="float" office:value="21.1940564815423" calcext:value-type="float">
            <text:p>21.1940564815423</text:p>
          </table:table-cell>
        </table:table-row>
        <table:table-row table:style-name="ro1">
          <table:table-cell office:value-type="float" office:value="106.238841629692" calcext:value-type="float">
            <text:p>106.238841629692</text:p>
          </table:table-cell>
        </table:table-row>
        <table:table-row table:style-name="ro1">
          <table:table-cell office:value-type="float" office:value="23.1985905136482" calcext:value-type="float">
            <text:p>23.1985905136482</text:p>
          </table:table-cell>
        </table:table-row>
        <table:table-row table:style-name="ro1">
          <table:table-cell office:value-type="float" office:value="103.516568108791" calcext:value-type="float">
            <text:p>103.516568108791</text:p>
          </table:table-cell>
        </table:table-row>
        <table:table-row table:style-name="ro1">
          <table:table-cell office:value-type="float" office:value="25.6021875514418" calcext:value-type="float">
            <text:p>25.6021875514418</text:p>
          </table:table-cell>
        </table:table-row>
        <table:table-row table:style-name="ro1">
          <table:table-cell office:value-type="float" office:value="101.415839524407" calcext:value-type="float">
            <text:p>101.415839524407</text:p>
          </table:table-cell>
        </table:table-row>
        <table:table-row table:style-name="ro1">
          <table:table-cell office:value-type="float" office:value="27.2842072936231" calcext:value-type="float">
            <text:p>27.2842072936231</text:p>
          </table:table-cell>
        </table:table-row>
        <table:table-row table:style-name="ro1">
          <table:table-cell office:value-type="float" office:value="100.885527054659" calcext:value-type="float">
            <text:p>100.885527054659</text:p>
          </table:table-cell>
        </table:table-row>
        <table:table-row table:style-name="ro1">
          <table:table-cell office:value-type="float" office:value="29.2112922577281" calcext:value-type="float">
            <text:p>29.2112922577281</text:p>
          </table:table-cell>
        </table:table-row>
        <table:table-row table:style-name="ro1">
          <table:table-cell office:value-type="float" office:value="98.6641354331081" calcext:value-type="float">
            <text:p>98.6641354331081</text:p>
          </table:table-cell>
        </table:table-row>
        <table:table-row table:style-name="ro1">
          <table:table-cell office:value-type="float" office:value="30.6851730895951" calcext:value-type="float">
            <text:p>30.6851730895951</text:p>
          </table:table-cell>
        </table:table-row>
        <table:table-row table:style-name="ro1">
          <table:table-cell office:value-type="float" office:value="95.9245819819825" calcext:value-type="float">
            <text:p>95.9245819819825</text:p>
          </table:table-cell>
        </table:table-row>
        <table:table-row table:style-name="ro1">
          <table:table-cell office:value-type="float" office:value="32.1786562066011" calcext:value-type="float">
            <text:p>32.1786562066011</text:p>
          </table:table-cell>
        </table:table-row>
        <table:table-row table:style-name="ro1">
          <table:table-cell office:value-type="float" office:value="94.3160275198656" calcext:value-type="float">
            <text:p>94.3160275198656</text:p>
          </table:table-cell>
        </table:table-row>
        <table:table-row table:style-name="ro1">
          <table:table-cell office:value-type="float" office:value="34.1435866519378" calcext:value-type="float">
            <text:p>34.1435866519378</text:p>
          </table:table-cell>
        </table:table-row>
        <table:table-row table:style-name="ro1">
          <table:table-cell office:value-type="float" office:value="93.2397002961021" calcext:value-type="float">
            <text:p>93.2397002961021</text:p>
          </table:table-cell>
        </table:table-row>
        <table:table-row table:style-name="ro1">
          <table:table-cell office:value-type="float" office:value="35.7889734591833" calcext:value-type="float">
            <text:p>35.7889734591833</text:p>
          </table:table-cell>
        </table:table-row>
        <table:table-row table:style-name="ro1">
          <table:table-cell office:value-type="float" office:value="91.0809241866607" calcext:value-type="float">
            <text:p>91.0809241866607</text:p>
          </table:table-cell>
        </table:table-row>
        <table:table-row table:style-name="ro1">
          <table:table-cell office:value-type="float" office:value="36.9775963526725" calcext:value-type="float">
            <text:p>36.9775963526725</text:p>
          </table:table-cell>
        </table:table-row>
        <table:table-row table:style-name="ro1">
          <table:table-cell office:value-type="float" office:value="88.9190758133393" calcext:value-type="float">
            <text:p>88.9190758133393</text:p>
          </table:table-cell>
        </table:table-row>
        <table:table-row table:style-name="ro1">
          <table:table-cell office:value-type="float" office:value="39.2513365827122" calcext:value-type="float">
            <text:p>39.2513365827122</text:p>
          </table:table-cell>
        </table:table-row>
        <table:table-row table:style-name="ro1">
          <table:table-cell office:value-type="float" office:value="86.7295120768165" calcext:value-type="float">
            <text:p>86.7295120768165</text:p>
          </table:table-cell>
        </table:table-row>
        <table:table-row table:style-name="ro1">
          <table:table-cell office:value-type="float" office:value="41.543380827958" calcext:value-type="float">
            <text:p>41.543380827958</text:p>
          </table:table-cell>
        </table:table-row>
        <table:table-row table:style-name="ro1">
          <table:table-cell office:value-type="float" office:value="85.6430249941537" calcext:value-type="float">
            <text:p>85.6430249941537</text:p>
          </table:table-cell>
        </table:table-row>
        <table:table-row table:style-name="ro1">
          <table:table-cell office:value-type="float" office:value="42.7093899573615" calcext:value-type="float">
            <text:p>42.7093899573615</text:p>
          </table:table-cell>
        </table:table-row>
        <table:table-row table:style-name="ro1">
          <table:table-cell office:value-type="float" office:value="84.0754180180175" calcext:value-type="float">
            <text:p>84.0754180180175</text:p>
          </table:table-cell>
        </table:table-row>
        <table:table-row table:style-name="ro1">
          <table:table-cell office:value-type="float" office:value="44.620563298581" calcext:value-type="float">
            <text:p>44.620563298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4:45:27.499306050</dc:date>
    <meta:editing-duration>PT38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05cm" svg:height="9.006cm" xlink:href=".." xlink:type="simple" chart:class="chart:scatter" chart:style-name="ch1">
        <chart:legend chart:legend-position="end" svg:x="28.135cm" svg:y="4.204cm" style:legend-expansion="high" chart:style-name="ch2"/>
        <chart:plot-area chart:style-name="ch3" table:cell-range-address="phase.A1:phase.A513" chart:data-source-has-labels="row" svg:x="0.608cm" svg:y="0.18cm" svg:width="26.919cm" svg:height="8.646cm">
          <chart:coordinate-region svg:x="1.52cm" svg:y="0.379cm" svg:width="25.7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.A2:phase.A513" chart:label-cell-address="phase.A1:phase.A1" chart:class="chart:scatte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9.3148269104049">
                <text:p>-59.3148269104049</text:p>
                <draw:g>
                  <svg:desc>phase.A2:phase.A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6.729512076816">
                <text:p>-176.729512076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7.3624924157143">
                <text:p>-57.36249241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8.363422958383">
                <text:p>-178.363422958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5.2710037204791">
                <text:p>-55.2710037204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9.454342406584">
                <text:p>-179.454342406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4.0902769208223">
                <text:p>-54.0902769208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.347695322349">
                <text:p>178.347695322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1.5089564405026">
                <text:p>-51.5089564405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.18592516571">
                <text:p>176.18592516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9.2794635302452">
                <text:p>-49.2794635302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.610688240027">
                <text:p>174.610688240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.6897703231505">
                <text:p>-47.6897703231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.072781873991">
                <text:p>173.072781873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6.1381770074882">
                <text:p>-46.1381770074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.803344108371">
                <text:p>170.803344108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4.23610153907">
                <text:p>-44.23610153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.476278296103">
                <text:p>168.476278296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1.9059419410829">
                <text:p>-41.9059419410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.759480084813">
                <text:p>166.759480084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.3645365730974">
                <text:p>-40.3645365730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.832944477369">
                <text:p>165.832944477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2513365827122">
                <text:p>-39.2513365827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.610459665965">
                <text:p>163.610459665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.4053566314085">
                <text:p>-37.4053566314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221966777554">
                <text:p>161.221966777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5.0361958100928">
                <text:p>-35.0361958100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50740523013">
                <text:p>159.50740523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.3885135761115">
                <text:p>-33.388513576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.498565675952">
                <text:p>158.498565675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2.1786562066011">
                <text:p>-32.1786562066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.503528499767">
                <text:p>157.503528499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0.2172739573843">
                <text:p>-30.2172739573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.885165113855">
                <text:p>154.885165113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7.5319767487223">
                <text:p>-27.5319767487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1.990823291986">
                <text:p>151.990823291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5.1148348861446">
                <text:p>-25.1148348861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.049004792533">
                <text:p>151.049004792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4.6235647861636">
                <text:p>-24.6235647861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.858614447925">
                <text:p>149.85861444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2.7028421232128">
                <text:p>-22.7028421232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.938056317186">
                <text:p>147.938056317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3044737099604">
                <text:p>-20.3044737099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.573523418561">
                <text:p>145.57352341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.7780332224455">
                <text:p>-18.7780332224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.400780041024">
                <text:p>144.400780041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7.7446716250569">
                <text:p>-17.7446716250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815293546767">
                <text:p>142.815293546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4948485991386">
                <text:p>-15.4948485991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.673022139925">
                <text:p>140.67302213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1164361253915">
                <text:p>-13.1164361253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.052882514792">
                <text:p>138.052882514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5237217038973">
                <text:p>-11.5237217038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.507435758775">
                <text:p>136.507435758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8193006387579">
                <text:p>-9.81930063875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374476886723">
                <text:p>135.374476886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13010235415598">
                <text:p>-8.13010235415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.492564241225">
                <text:p>133.492564241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6960044301471">
                <text:p>-5.86960044301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18592516571">
                <text:p>131.18592516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27584111262894">
                <text:p>-4.27584111262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.66784111834">
                <text:p>129.66784111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70062933739529">
                <text:p>-2.70062933739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.246425964469">
                <text:p>128.246425964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40510187130666">
                <text:p>-0.540510187130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.764380675791">
                <text:p>126.7643806757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2114591365341">
                <text:p>1.62114591365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.728996279521">
                <text:p>124.728996279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048792318357">
                <text:p>3.27048792318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091699938682">
                <text:p>123.091699938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89909245378777">
                <text:p>4.89909245378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1.607502246249">
                <text:p>121.607502246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9464336859145">
                <text:p>7.59464336859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.415598833096">
                <text:p>119.415598833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111357044784">
                <text:p>9.111357044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.040523909526">
                <text:p>117.040523909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1620831940008">
                <text:p>10.1620831940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.114834886145">
                <text:p>115.114834886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8336453061607">
                <text:p>11.8336453061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.179107146689">
                <text:p>114.179107146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1670555226312">
                <text:p>14.16705552263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.293629159694">
                <text:p>112.293629159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895403340348">
                <text:p>16.3895403340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.30447370996">
                <text:p>110.30447370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0939065440632">
                <text:p>18.0939065440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.778033222446">
                <text:p>108.778033222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7988763545249">
                <text:p>19.79887635452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.579851426655">
                <text:p>107.579851426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7005367393175">
                <text:p>21.700536739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.208039190635">
                <text:p>105.208039190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9128283967717">
                <text:p>22.9128283967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116436125391">
                <text:p>103.116436125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6235647861636">
                <text:p>24.6235647861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.415839524407">
                <text:p>101.4158395244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0855997782814">
                <text:p>26.0855997782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7275785514016">
                <text:p>99.7275785514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5319767487223">
                <text:p>27.53197674872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9801137451685">
                <text:p>97.9801137451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4758890032457">
                <text:p>29.4758890032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.8696004430147">
                <text:p>95.86960044301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8907918018457">
                <text:p>31.89079180184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.3160275198656">
                <text:p>94.31602751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9861671096486">
                <text:p>33.9861671096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.7006293373953">
                <text:p>92.70062933739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.9097230791777">
                <text:p>35.9097230791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.5405101871307">
                <text:p>90.54051018713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.3039482779834">
                <text:p>37.30394827798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3634229583833">
                <text:p>88.36342295838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.8298249049704">
                <text:p>38.8298249049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.7295120768165">
                <text:p>86.72951207681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.1859251657097">
                <text:p>41.1859251657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.1009075462122">
                <text:p>85.10090754621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492564241225">
                <text:p>43.492564241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.4761795613614">
                <text:p>82.4761795613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.379436701419">
                <text:p>45.3794367014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.888642955216">
                <text:p>80.888642955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.5275254422129">
                <text:p>46.5275254422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.7431801583036">
                <text:p>79.7431801583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.0528825147924">
                <text:p>48.0528825147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9432374661674">
                <text:p>77.9432374661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920616036364">
                <text:p>49.92061603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.6997225508144">
                <text:p>75.69972255081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.9343489012696">
                <text:p>51.9343489012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.4570165954375">
                <text:p>73.457016595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.5691418798376">
                <text:p>53.5691418798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.7371100578059">
                <text:p>71.7371100578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0975043840753">
                <text:p>55.0975043840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.8293465881496">
                <text:p>69.8293465881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.6114864238885">
                <text:p>56.6114864238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.0968219181608">
                <text:p>68.0968219181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.0362434679265">
                <text:p>59.0362434679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.8734796112512">
                <text:p>66.8734796112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.260204708312">
                <text:p>61.260204708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.3764352138364">
                <text:p>65.376435213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4680232512777">
                <text:p>62.46802325127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.434948822922">
                <text:p>63.4349488229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.6767017321901">
                <text:p>63.67670173219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.9598470220651">
                <text:p>61.95984702206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.3764352138364">
                <text:p>65.37643521383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9816325723909">
                <text:p>59.98163257239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.2994632606826">
                <text:p>68.2994632606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8213437933989">
                <text:p>57.82134379339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.8803668591817">
                <text:p>69.88036685918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.4077113124901">
                <text:p>55.40771131249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565051177078">
                <text:p>71.565051177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130102354156">
                <text:p>53.1301023541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6104596659652">
                <text:p>73.6104596659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0283962389496">
                <text:p>52.02839623894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2284002829176">
                <text:p>76.2284002829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.4773687288289">
                <text:p>50.47736872882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9432374661674">
                <text:p>77.9432374661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0940580589171">
                <text:p>48.09405805891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.584160475593">
                <text:p>78.584160475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3845296595845">
                <text:p>45.3845296595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.8033441083711">
                <text:p>80.80334410837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8465495488946">
                <text:p>43.84654954889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0080746533322">
                <text:p>83.00807465333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6784694101673">
                <text:p>42.6784694101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6106882400266">
                <text:p>84.6106882400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.1345388301483">
                <text:p>41.13453883014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.2218022928384">
                <text:p>86.22180229283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.4032617021058">
                <text:p>38.4032617021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.3939970107178">
                <text:p>88.3939970107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.7592881702921">
                <text:p>36.75928817029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.5354589855645">
                <text:p>90.5354589855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5376777919744">
                <text:p>35.53767779197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.1409013663231">
                <text:p>92.14090136632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9964591482505">
                <text:p>33.9964591482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29882956871">
                <text:p>93.7429882956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5347919051883">
                <text:p>31.53479190518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.3989566273689">
                <text:p>96.39895662736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5387822595581">
                <text:p>29.5387822595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0544144463818">
                <text:p>98.0544144463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7839264122093">
                <text:p>27.7839264122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.7461622625552">
                <text:p>98.74616226255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565051177078">
                <text:p>26.565051177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.551809506192">
                <text:p>100.5518095061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8515858597122">
                <text:p>24.8515858597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.587693381649">
                <text:p>102.5876933816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1094483437517">
                <text:p>22.10944834375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4.688786773318">
                <text:p>104.6887867733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6840802679468">
                <text:p>20.68408026794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.389540334035">
                <text:p>106.389540334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6049654738023">
                <text:p>18.60496547380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.744671625057">
                <text:p>107.744671625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3895403340348">
                <text:p>16.38954033403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9.9831065219">
                <text:p>109.98310652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7715997170824">
                <text:p>13.77159971708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1.700536739317">
                <text:p>111.7005367393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1714582085875">
                <text:p>12.1714582085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.907660494173">
                <text:p>113.9076604941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5237217038973">
                <text:p>11.5237217038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.602187551442">
                <text:p>115.6021875514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8355280526135">
                <text:p>9.283552805261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.75854060106">
                <text:p>117.75854060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05784664988108">
                <text:p>7.05784664988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.475889003246">
                <text:p>119.4758890032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8931175997341">
                <text:p>5.389311759973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.246929413477">
                <text:p>121.2469294134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77819770716159">
                <text:p>3.77819770716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.231711067979">
                <text:p>123.2317110679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2114591365341">
                <text:p>1.621145913653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5.348166533196">
                <text:p>125.3481665331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535458985564534">
                <text:p>-0.5354589855645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.869897645844">
                <text:p>126.869897645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1409013663231">
                <text:p>-2.14090136632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9.173657970444">
                <text:p>129.173657970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74298829568713">
                <text:p>-3.742988295687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1.496468355216">
                <text:p>131.496468355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.39895662736891">
                <text:p>-6.39895662736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2.31022967685">
                <text:p>132.31022967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98011374516852">
                <text:p>-7.980113745168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.472474557787">
                <text:p>133.4724745577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.58362148011395">
                <text:p>-8.583621480113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.3533200439294">
                <text:p>-10.35332004392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.290610042639">
                <text:p>137.2906100426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2.7071135013166">
                <text:p>-12.70711350131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.573921259901">
                <text:p>139.5739212599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6887867733184">
                <text:p>-14.6887867733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.748663417288">
                <text:p>140.7486634172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6.2388416296923">
                <text:p>-16.23884162969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.266954405812">
                <text:p>142.2669544058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.4179707922028">
                <text:p>-17.4179707922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4.52466797179">
                <text:p>144.524667971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9.7988763545249">
                <text:p>-19.79887635452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013832890351">
                <text:p>146.0138328903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1.5014343240479">
                <text:p>-21.5014343240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.652556500558">
                <text:p>147.652556500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3.6906894028274">
                <text:p>-23.69068940282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782726042616">
                <text:p>149.782726042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5.371561753096">
                <text:p>-25.371561753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1.990823291986">
                <text:p>151.9908232919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7.5120026238515">
                <text:p>-27.51200262385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8.6949043793434">
                <text:p>-28.6949043793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5.112588289075">
                <text:p>155.1125882890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4110812671254">
                <text:p>-30.41108126712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.796521467943">
                <text:p>157.7965214679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2.6375075842857">
                <text:p>-32.6375075842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.382120591882">
                <text:p>160.382120591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5.0361958100928">
                <text:p>-35.03619581009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1.565051177078">
                <text:p>161.565051177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6.2249442555203">
                <text:p>-36.22494425552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.420148573345">
                <text:p>162.4201485733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8.1572265873691">
                <text:p>-38.15722658736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.033280435995">
                <text:p>165.033280435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0.4260787400991">
                <text:p>-40.4260787400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6.883563874609">
                <text:p>166.8835638746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2.3102296768495">
                <text:p>-42.31022967684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8.055822811554">
                <text:p>168.0558228115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3.1034816967907">
                <text:p>-43.10348169679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9.646679956071">
                <text:p>169.6466799560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4.2461516669292">
                <text:p>-44.2461516669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2.874983651098">
                <text:p>172.8749836510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6.1233027140754">
                <text:p>-46.12330271407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4.610688240027">
                <text:p>174.6106882400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8.3664606634298">
                <text:p>-48.3664606634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6.257011704313">
                <text:p>176.2570117043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9.920616036364">
                <text:p>-49.9206160363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7.859098633677">
                <text:p>177.8590986336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1.4234704365566">
                <text:p>-51.42347043655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3.2356193242095">
                <text:p>-53.23561932420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78.919075813339">
                <text:p>-178.9190758133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5.1378038530851">
                <text:p>-55.13780385308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77.273689006094">
                <text:p>-177.2736890060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6.3099324740202">
                <text:p>-56.30993247402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75.100907546212">
                <text:p>-175.1009075462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7.9380563171865">
                <text:p>-57.93805631718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73.008074653332">
                <text:p>-173.008074653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0.5844011669045">
                <text:p>-60.58440116690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71.945585553618">
                <text:p>-171.9455855536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2.4879973761486">
                <text:p>-62.48799737614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70.803344108371">
                <text:p>-170.8033441083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3.6717068948291">
                <text:p>-63.6717068948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8.476278296103">
                <text:p>-168.4762782961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65.3361852875364">
                <text:p>-65.33618528753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5.832944477369">
                <text:p>-165.8329444773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68.3944727573615">
                <text:p>-68.3944727573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64.128821388543">
                <text:p>-164.1288213885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0.5599651718238">
                <text:p>-70.55996517182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62.613027823084">
                <text:p>-162.613027823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1.3950345261977">
                <text:p>-71.39503452619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60.683647180496">
                <text:p>-160.683647180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2.4201485733447">
                <text:p>-72.42014857334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58.805943518458">
                <text:p>-158.8059435184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5.3112132266816">
                <text:p>-75.3112132266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57.796521467943">
                <text:p>-157.7965214679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7.0053832080835">
                <text:p>-77.00538320808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56.587885830697">
                <text:p>-156.5878858306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8.0558228115537">
                <text:p>-78.05582281155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54.653824058053">
                <text:p>-154.6538240580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9.6466799560706">
                <text:p>-79.64667995607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52.468023251278">
                <text:p>-152.4680232512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3.0080746533322">
                <text:p>-83.0080746533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50.788707742272">
                <text:p>-150.7887077422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4.6607631962624">
                <text:p>-84.66076319626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48.851419013805">
                <text:p>-148.8514190138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6.2570117043129">
                <text:p>-86.25701170431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46.908300061318">
                <text:p>-146.9083000613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7.8389205117736">
                <text:p>-87.83892051177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44.52466797179">
                <text:p>-144.524667971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42.696051722017">
                <text:p>-142.6960517220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1.0912162252626">
                <text:p>-91.0912162252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40.826342029556">
                <text:p>-140.8263420295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92.7263109939063">
                <text:p>-92.72631099390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38.81407483429">
                <text:p>-138.814074834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4.8530963869924">
                <text:p>-94.85309638699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37.619548795395">
                <text:p>-137.6195487953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6.9919253466678">
                <text:p>-96.99192534666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35.753848333071">
                <text:p>-135.7538483330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8.130102354156">
                <text:p>-98.1301023541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33.451842301022">
                <text:p>-133.4518423010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9.3720927085791">
                <text:p>-99.37209270857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31.496468355216">
                <text:p>-131.4964683552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1.523721703897">
                <text:p>-101.5237217038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29.66784111834">
                <text:p>-129.667841118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4.300277449186">
                <text:p>-104.3002774491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27.828287834613">
                <text:p>-127.8282878346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6.326853510565">
                <text:p>-106.3268535105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25.788973459183">
                <text:p>-125.7889734591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7.723236616886">
                <text:p>-107.7232366168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23.840056134967">
                <text:p>-123.8400561349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9.133643205905">
                <text:p>-109.1336432059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22.347443499442">
                <text:p>-122.3474434994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1.194056481542">
                <text:p>-111.1940564815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20.411081267125">
                <text:p>-120.411081267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12.409837371493">
                <text:p>-112.4098373714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18.264004148524">
                <text:p>-118.2640041485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13.850473908077">
                <text:p>-113.8504739080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16.565051177078">
                <text:p>-116.565051177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15.581529257939">
                <text:p>-115.5815292579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5.114834886145">
                <text:p>-115.114834886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7.783926412209">
                <text:p>-117.7839264122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13.198590513648">
                <text:p>-113.198590513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19.744881296942">
                <text:p>-119.7448812969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11.194056481542">
                <text:p>-111.1940564815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1.715133515098">
                <text:p>-121.7151335150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09.653824058053">
                <text:p>-109.6538240580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23.69006752598">
                <text:p>-123.690067525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7.744671625057">
                <text:p>-107.7446716250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26.430858120162">
                <text:p>-126.4308581201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5.871178611457">
                <text:p>-105.8711786114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28.313090673818">
                <text:p>-128.3130906738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4.167055522631">
                <text:p>-104.1670555226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29.522631271171">
                <text:p>-129.5226312711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02.056762533833">
                <text:p>-102.0567625338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31.18592516571">
                <text:p>-131.185925165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00.256819841696">
                <text:p>-100.2568198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33.472474557787">
                <text:p>-133.4724745577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98.5045792408788">
                <text:p>-98.50457924087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36.169139327907">
                <text:p>-136.1691393279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6.9272181260092">
                <text:p>-96.92721812600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37.763857370913">
                <text:p>-137.7638573709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95.4403320310055">
                <text:p>-95.4403320310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38.918248864067">
                <text:p>-138.9182488640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93.8506388239108">
                <text:p>-93.85063882391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41.17017509503">
                <text:p>-141.170175095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91.6365770416167">
                <text:p>-91.63657704161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43.892548708248">
                <text:p>-143.8925487082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9.4594898128693">
                <text:p>-89.45948981286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45.548065418142">
                <text:p>-145.5480654181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88.3788540863466">
                <text:p>-88.37885408634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47.067768958653">
                <text:p>-147.0677689586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7.2993706626047">
                <text:p>-87.29937066260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49.036243467926">
                <text:p>-149.0362434679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5.6839724801344">
                <text:p>-85.68397248013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51.476881393688">
                <text:p>-151.4768813936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82.9421533501189">
                <text:p>-82.94215335011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53.189045699651">
                <text:p>-153.189045699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80.7164471947387">
                <text:p>-80.71644719473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54.418470742061">
                <text:p>-154.4184707420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8.584160475593">
                <text:p>-78.5841604755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56.370622269343">
                <text:p>-156.3706222693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6.4834318912087">
                <text:p>-76.48343189120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58.805943518458">
                <text:p>-158.8059435184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4.2752542772526">
                <text:p>-74.27525427725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60.346175941947">
                <text:p>-160.3461759419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2.9371428265386">
                <text:p>-72.93714282653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61.916554616951">
                <text:p>-161.9165546169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1.7371100578059">
                <text:p>-71.73711005780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63.827840984217">
                <text:p>-163.8278409842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0.2011236454751">
                <text:p>-70.20112364547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65.699722550814">
                <text:p>-165.6997225508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7.9993016494594">
                <text:p>-67.99930164945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67.943237466167">
                <text:p>-167.9432374661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6.3093105971726">
                <text:p>-66.30931059717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69.548367056011">
                <text:p>-169.5483670560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4.3978124485582">
                <text:p>-64.39781244855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71.335864566892">
                <text:p>-171.3358645668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2.7157927063769">
                <text:p>-62.71579270637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73.072781873991">
                <text:p>-173.072781873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0.5241109967543">
                <text:p>-60.52411099675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74.660763196262">
                <text:p>-174.6607631962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59.0362434679265">
                <text:p>-59.03624346792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76.18592516571">
                <text:p>-176.18592516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57.3624924157143">
                <text:p>-57.36249241571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78.347695322349">
                <text:p>-178.3476953223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55.1378038530851">
                <text:p>-55.13780385308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9.454342406584">
                <text:p>179.4543424065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52.4958576397299">
                <text:p>-52.49585763972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8.378854086347">
                <text:p>178.3788540863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1.0885281541952">
                <text:p>-51.08852815419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7.299370662605">
                <text:p>177.2993706626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50.0538260500644">
                <text:p>-50.0538260500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5.683972480134">
                <text:p>175.683972480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48.456619172042">
                <text:p>-48.4566191720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3.008074653332">
                <text:p>173.0080746533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6.8965183032093">
                <text:p>-46.89651830320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.803344108371">
                <text:p>170.803344108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5.379436701419">
                <text:p>-45.3794367014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8.584160475593">
                <text:p>168.5841604755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3.0780440410686">
                <text:p>-43.0780440410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.483431891209">
                <text:p>166.4834318912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1.1345388301483">
                <text:p>-41.13453883014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4.419076151748">
                <text:p>164.4190761517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40.0136662287645">
                <text:p>-40.0136662287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3.249735494974">
                <text:p>163.2497354949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7.7330455941883">
                <text:p>-37.73304559418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1.906093455937">
                <text:p>161.9060934559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5.47533202821">
                <text:p>-35.475332028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0.201123645475">
                <text:p>160.2011236454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3.5412476541228">
                <text:p>-33.5412476541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8.198590513648">
                <text:p>158.1985905136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2.347443499442">
                <text:p>-32.3474434994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6.522600107907">
                <text:p>156.5226001079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9.9456834403952">
                <text:p>-29.94568344039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4.855214369321">
                <text:p>154.8552143693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8.0091767080138">
                <text:p>-28.00917670801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2.959476090474">
                <text:p>152.9594760904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6.8057883297998">
                <text:p>-26.80578832979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1.305095620657">
                <text:p>151.3050956206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6.8057883297998">
                <text:p>-26.8057883297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.588918732875">
                <text:p>149.588918732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4.1284029302679">
                <text:p>-24.12840293026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7.652556500558">
                <text:p>147.6525565005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9.9831065219">
                <text:p>-19.98310652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5.137803853085">
                <text:p>145.1378038530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8.0939065440632">
                <text:p>-18.09390654406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3.440365275507">
                <text:p>143.4403652755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8.0939065440632">
                <text:p>-18.09390654406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2.078921604612">
                <text:p>142.0789216046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6.5429834045625">
                <text:p>-16.54298340456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1.088528154195">
                <text:p>141.0885281541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3.6429147759901">
                <text:p>-13.64291477599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.81407483429">
                <text:p>138.814074834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1.415839524407">
                <text:p>-11.4158395244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7.260501911141">
                <text:p>137.2605019111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0.8855270546587">
                <text:p>-10.88552705465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6.123302714075">
                <text:p>136.1233027140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8.74616226255521">
                <text:p>-8.746162262555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4.625523113277">
                <text:p>134.6255231132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.98059952476345">
                <text:p>-5.980599524763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2.345804486593">
                <text:p>132.345804486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.31602751986562">
                <text:p>-4.316027519865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.426078740099">
                <text:p>130.4260787400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.23970029610213">
                <text:p>-3.239700296102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8.990994042505">
                <text:p>128.9909940425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08092418666069">
                <text:p>-1.080924186660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6.764380675791">
                <text:p>126.7643806757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08092418666069">
                <text:p>1.08092418666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.862196146915">
                <text:p>124.8621961469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23970029610213">
                <text:p>3.239700296102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3.247067749336">
                <text:p>123.2470677493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3569750058463">
                <text:p>4.35697500584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1.780915092983">
                <text:p>121.7809150929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98059952476345">
                <text:p>5.9805995247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9.415598833096">
                <text:p>119.4155988330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52382043863863">
                <text:p>7.523820438638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7.75854060106">
                <text:p>117.758540601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275785514016">
                <text:p>9.7275785514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6.8057883298">
                <text:p>116.80578832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.5876933816488">
                <text:p>12.58769338164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.565051177078">
                <text:p>116.5650511770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1670555226312">
                <text:p>14.1670555226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.477399892093">
                <text:p>113.4773998920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7247457227474">
                <text:p>15.72474572274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9.617879408118">
                <text:p>109.6178794081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9051580986357">
                <text:p>16.90515809863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.093906544063">
                <text:p>108.0939065440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.7780332224455">
                <text:p>18.7780332224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.093906544063">
                <text:p>108.0939065440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.1940564815423">
                <text:p>21.19405648154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.238841629692">
                <text:p>106.2388416296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.1985905136482">
                <text:p>23.19859051364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3.516568108791">
                <text:p>103.5165681087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.6021875514418">
                <text:p>25.60218755144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1.415839524407">
                <text:p>101.4158395244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.2842072936231">
                <text:p>27.28420729362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.885527054659">
                <text:p>100.8855270546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.2112922577281">
                <text:p>29.21129225772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641354331081">
                <text:p>98.66413543310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.6851730895951">
                <text:p>30.68517308959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5.9245819819825">
                <text:p>95.92458198198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.1786562066011">
                <text:p>32.17865620660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4.3160275198656">
                <text:p>94.31602751986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.1435866519378">
                <text:p>34.14358665193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3.2397002961021">
                <text:p>93.23970029610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.7889734591833">
                <text:p>35.78897345918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1.0809241866607">
                <text:p>91.08092418666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.9775963526725">
                <text:p>36.97759635267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8.9190758133393">
                <text:p>88.91907581333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9.2513365827122">
                <text:p>39.25133658271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6.7295120768165">
                <text:p>86.72951207681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.543380827958">
                <text:p>41.5433808279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.6430249941537">
                <text:p>85.64302499415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.7093899573615">
                <text:p>42.70938995736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0754180180175">
                <text:p>84.07541801801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.620563298581">
                <text:p>44.6205632985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